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1.2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shrink-to-fit="false" style:vertical-align="bottom" loext:vertical-justify="auto"/>
      <style:paragraph-properties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0">
      <style:table-cell-properties style:text-align-source="fix" style:repeat-content="false" fo:wrap-option="no-wrap" style:shrink-to-fit="false" style:vertical-align="bottom" loext:vertical-justify="auto"/>
      <style:paragraph-properties fo:text-align="end"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7.47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77.61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95.11</text:p>
          </table:table-cell>
          <table:table-cell office:value-type="string" calcext:value-type="string">
            <text:p>73.5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6.79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9.72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1.0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87.98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25.3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54.18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.6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1.45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7.13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43.29</text:p>
          </table:table-cell>
          <table:table-cell office:value-type="string" calcext:value-type="string">
            <text:p>4.9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7.47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77.61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95.11</text:p>
          </table:table-cell>
          <table:table-cell office:value-type="string" calcext:value-type="string">
            <text:p>73.5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6.79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9.72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5.1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87.83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84.09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84.6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68.95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27.62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37.58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14.7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94.30</text:p>
          </table:table-cell>
          <table:table-cell office:value-type="string" calcext:value-type="string">
            <text:p>96.37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53.6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1.45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6.87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87.26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85.05</text:p>
          </table:table-cell>
          <table:table-cell office:value-type="string" calcext:value-type="string">
            <text:p>33.7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5.1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.01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105.3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.66</text:p>
          </table:table-cell>
          <table:table-cell office:value-type="string" calcext:value-type="string">
            <text:p>53.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.3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.7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8.70</text:p>
          </table:table-cell>
          <table:table-cell office:value-type="string" calcext:value-type="string">
            <text:p>91.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.18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6.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73.86</text:p>
          </table:table-cell>
          <table:table-cell office:value-type="string" calcext:value-type="string">
            <text:p>100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38.36" calcext:value-type="float">
            <text:p>38.36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office:value-type="float" office:value="39.47" calcext:value-type="float">
            <text:p>39.47</text:p>
          </table:table-cell>
          <table:table-cell office:value-type="float" office:value="32.4" calcext:value-type="float">
            <text:p>32.4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37.47" calcext:value-type="float">
            <text:p>37.47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office:value-type="float" office:value="61.19" calcext:value-type="float">
            <text:p>61.19</text:p>
          </table:table-cell>
          <table:table-cell office:value-type="float" office:value="59.81" calcext:value-type="float">
            <text:p>59.81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7.61" calcext:value-type="float">
            <text:p>77.61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office:value-type="float" office:value="95.11" calcext:value-type="float">
            <text:p>95.11</text:p>
          </table:table-cell>
          <table:table-cell office:value-type="float" office:value="73.5" calcext:value-type="float">
            <text:p>73.5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86.79" calcext:value-type="float">
            <text:p>86.79</text:p>
          </table:table-cell>
          <table:table-cell office:value-type="float" office:value="79.71" calcext:value-type="float">
            <text:p>79.71</text:p>
          </table:table-cell>
          <table:table-cell office:value-type="float" office:value="86.83" calcext:value-type="float">
            <text:p>86.83</text:p>
          </table:table-cell>
          <table:table-cell office:value-type="float" office:value="84.18" calcext:value-type="float">
            <text:p>84.18</text:p>
          </table:table-cell>
          <table:table-cell office:value-type="float" office:value="89.72" calcext:value-type="float">
            <text:p>89.72</text:p>
          </table:table-cell>
          <table:table-cell office:value-type="float" office:value="61.26" calcext:value-type="float">
            <text:p>61.26</text:p>
          </table:table-cell>
          <table:table-cell office:value-type="float" office:value="91.41" calcext:value-type="float">
            <text:p>91.41</text:p>
          </table:table-cell>
          <table:table-cell office:value-type="float" office:value="79.8" calcext:value-type="float">
            <text:p>7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9.19" calcext:value-type="float">
            <text:p>19.19</text:p>
          </table:table-cell>
          <table:table-cell office:value-type="float" office:value="48.02" calcext:value-type="float">
            <text:p>48.02</text:p>
          </table:table-cell>
          <table:table-cell office:value-type="float" office:value="41.69" calcext:value-type="float">
            <text:p>41.69</text:p>
          </table:table-cell>
          <table:table-cell office:value-type="float" office:value="71.22" calcext:value-type="float">
            <text:p>71.22</text:p>
          </table:table-cell>
          <table:table-cell office:value-type="float" office:value="62.9" calcext:value-type="float">
            <text:p>62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6.11" calcext:value-type="float">
            <text:p>16.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1.45" calcext:value-type="float">
            <text:p>61.45</text:p>
          </table:table-cell>
          <table:table-cell office:value-type="float" office:value="52.89" calcext:value-type="float">
            <text:p>52.89</text:p>
          </table:table-cell>
          <table:table-cell office:value-type="float" office:value="13.39" calcext:value-type="float">
            <text:p>13.39</text:p>
          </table:table-cell>
          <table:table-cell office:value-type="float" office:value="59.63" calcext:value-type="float">
            <text:p>59.63</text:p>
          </table:table-cell>
          <table:table-cell office:value-type="float" office:value="37.37" calcext:value-type="float">
            <text:p>37.37</text:p>
          </table:table-cell>
          <table:table-cell office:value-type="float" office:value="68.99" calcext:value-type="float">
            <text:p>68.99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43.04" calcext:value-type="float">
            <text:p>43.04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office:value-type="float" office:value="63.38" calcext:value-type="float">
            <text:p>6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71.76" calcext:value-type="float">
            <text:p>71.7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34.26" calcext:value-type="float">
            <text:p>34.26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office:value-type="float" office:value="41.26" calcext:value-type="float">
            <text:p>41.26</text:p>
          </table:table-cell>
          <table:table-cell office:value-type="float" office:value="27.5" calcext:value-type="float">
            <text:p>27.5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38.36" calcext:value-type="float">
            <text:p>38.36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office:value-type="float" office:value="39.47" calcext:value-type="float">
            <text:p>39.47</text:p>
          </table:table-cell>
          <table:table-cell office:value-type="float" office:value="32.4" calcext:value-type="float">
            <text:p>32.4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37.47" calcext:value-type="float">
            <text:p>37.47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office:value-type="float" office:value="61.19" calcext:value-type="float">
            <text:p>61.19</text:p>
          </table:table-cell>
          <table:table-cell office:value-type="float" office:value="59.81" calcext:value-type="float">
            <text:p>59.81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7.61" calcext:value-type="float">
            <text:p>77.61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office:value-type="float" office:value="95.11" calcext:value-type="float">
            <text:p>95.11</text:p>
          </table:table-cell>
          <table:table-cell office:value-type="float" office:value="73.5" calcext:value-type="float">
            <text:p>73.5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86.79" calcext:value-type="float">
            <text:p>86.79</text:p>
          </table:table-cell>
          <table:table-cell office:value-type="float" office:value="79.71" calcext:value-type="float">
            <text:p>79.71</text:p>
          </table:table-cell>
          <table:table-cell office:value-type="float" office:value="86.83" calcext:value-type="float">
            <text:p>86.83</text:p>
          </table:table-cell>
          <table:table-cell office:value-type="float" office:value="84.18" calcext:value-type="float">
            <text:p>84.18</text:p>
          </table:table-cell>
          <table:table-cell office:value-type="float" office:value="89.72" calcext:value-type="float">
            <text:p>89.72</text:p>
          </table:table-cell>
          <table:table-cell office:value-type="float" office:value="86.61" calcext:value-type="float">
            <text:p>86.61</text:p>
          </table:table-cell>
          <table:table-cell office:value-type="float" office:value="104.57" calcext:value-type="float">
            <text:p>104.57</text:p>
          </table:table-cell>
          <table:table-cell office:value-type="float" office:value="79.8" calcext:value-type="float">
            <text:p>7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87.83" calcext:value-type="float">
            <text:p>87.83</text:p>
          </table:table-cell>
          <table:table-cell office:value-type="float" office:value="48.02" calcext:value-type="float">
            <text:p>48.02</text:p>
          </table:table-cell>
          <table:table-cell office:value-type="float" office:value="81.59" calcext:value-type="float">
            <text:p>81.59</text:p>
          </table:table-cell>
          <table:table-cell office:value-type="float" office:value="76.39" calcext:value-type="float">
            <text:p>76.39</text:p>
          </table:table-cell>
          <table:table-cell office:value-type="float" office:value="66.18" calcext:value-type="float">
            <text:p>66.18</text:p>
          </table:table-cell>
          <table:table-cell office:value-type="float" office:value="45.69" calcext:value-type="float">
            <text:p>45.69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60.45" calcext:value-type="float">
            <text:p>60.45</text:p>
          </table:table-cell>
          <table:table-cell office:value-type="float" office:value="0" calcext:value-type="float">
            <text:p>0</text:p>
          </table:table-cell>
          <table:table-cell office:value-type="float" office:value="24.21" calcext:value-type="float">
            <text:p>24.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7.85" calcext:value-type="float">
            <text:p>67.85</text:p>
          </table:table-cell>
          <table:table-cell office:value-type="float" office:value="57.8" calcext:value-type="float">
            <text:p>57.8</text:p>
          </table:table-cell>
          <table:table-cell office:value-type="float" office:value="43.65" calcext:value-type="float">
            <text:p>43.65</text:p>
          </table:table-cell>
          <table:table-cell office:value-type="float" office:value="5.81" calcext:value-type="float">
            <text:p>5.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1.45" calcext:value-type="float">
            <text:p>61.45</text:p>
          </table:table-cell>
          <table:table-cell office:value-type="float" office:value="61.93" calcext:value-type="float">
            <text:p>61.93</text:p>
          </table:table-cell>
          <table:table-cell office:value-type="float" office:value="66.87" calcext:value-type="float">
            <text:p>66.87</text:p>
          </table:table-cell>
          <table:table-cell office:value-type="float" office:value="61.93" calcext:value-type="float">
            <text:p>61.93</text:p>
          </table:table-cell>
          <table:table-cell office:value-type="float" office:value="87.26" calcext:value-type="float">
            <text:p>87.26</text:p>
          </table:table-cell>
          <table:table-cell office:value-type="float" office:value="68.99" calcext:value-type="float">
            <text:p>68.99</text:p>
          </table:table-cell>
          <table:table-cell office:value-type="float" office:value="50.27" calcext:value-type="float">
            <text:p>50.27</text:p>
          </table:table-cell>
          <table:table-cell office:value-type="float" office:value="0.82" calcext:value-type="float">
            <text:p>0.8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43.04" calcext:value-type="float">
            <text:p>43.04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office:value-type="float" office:value="63.38" calcext:value-type="float">
            <text:p>6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85.22" calcext:value-type="float">
            <text:p>85.2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34.26" calcext:value-type="float">
            <text:p>34.26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office:value-type="float" office:value="41.26" calcext:value-type="float">
            <text:p>41.26</text:p>
          </table:table-cell>
          <table:table-cell office:value-type="float" office:value="27.5" calcext:value-type="float">
            <text:p>27.5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8.92" calcext:value-type="float">
            <text:p>68.92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1" calcext:value-type="float">
            <text:p>86.61</text:p>
          </table:table-cell>
          <table:table-cell office:value-type="float" office:value="104.57" calcext:value-type="float">
            <text:p>104.57</text:p>
          </table:table-cell>
          <table:table-cell office:value-type="float" office:value="115.14" calcext:value-type="float">
            <text:p>115.1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9" calcext:value-type="float">
            <text:p>8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01" calcext:value-type="float">
            <text:p>95.01</text:p>
          </table:table-cell>
          <table:table-cell office:value-type="float" office:value="81.37" calcext:value-type="float">
            <text:p>81.37</text:p>
          </table:table-cell>
          <table:table-cell office:value-type="float" office:value="89.43" calcext:value-type="float">
            <text:p>89.4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3.53" calcext:value-type="float">
            <text:p>53.53</text:p>
          </table:table-cell>
          <table:table-cell office:value-type="float" office:value="66.87" calcext:value-type="float">
            <text:p>6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3" calcext:value-type="float">
            <text:p>72.63</text:p>
          </table:table-cell>
          <table:table-cell office:value-type="float" office:value="73.86" calcext:value-type="float">
            <text:p>73.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80.94" calcext:value-type="float">
            <text:p>80.9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&quot;"/>
        </table:named-expressions>
      </table:table>
      <table:table table:name="e_fr_26" table:style-name="ta1"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7.2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52.0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0.66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84.28</text:p>
          </table:table-cell>
          <table:table-cell office:value-type="string" calcext:value-type="string">
            <text:p>81.8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47.08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77.59</text:p>
          </table:table-cell>
          <table:table-cell office:value-type="string" calcext:value-type="string">
            <text:p>95.2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25.8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.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_fr_26&quot;"/>
        </table:named-expressions>
      </table:table>
      <table:table table:name="e_fr_28" table:style-name="ta1">
        <table:table-column table:style-name="co4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33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6.6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11.0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5.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3.3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.5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_fr_28&quot;"/>
        </table:named-expressions>
      </table:table>
      <table:table table:name="dh1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8488.0</text:p>
          </table:table-cell>
          <table:table-cell table:style-name="ce2" office:value-type="string" calcext:value-type="string">
            <text:p>6952.7</text:p>
          </table:table-cell>
          <table:table-cell table:style-name="ce2" office:value-type="string" calcext:value-type="string">
            <text:p>7640.7</text:p>
          </table:table-cell>
          <table:table-cell table:style-name="ce2" office:value-type="string" calcext:value-type="string">
            <text:p>6080.0</text:p>
          </table:table-cell>
          <table:table-cell table:style-name="ce2" office:value-type="string" calcext:value-type="string">
            <text:p>5893.2</text:p>
          </table:table-cell>
          <table:table-cell table:style-name="ce2" office:value-type="string" calcext:value-type="string">
            <text:p>6588.7</text:p>
          </table:table-cell>
          <table:table-cell table:style-name="ce2" office:value-type="string" calcext:value-type="string">
            <text:p>6887.9</text:p>
          </table:table-cell>
          <table:table-cell office:value-type="string" calcext:value-type="string">
            <text:p>6041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7038.8</text:p>
          </table:table-cell>
          <table:table-cell table:style-name="ce2" office:value-type="string" calcext:value-type="string">
            <text:p>5962.7</text:p>
          </table:table-cell>
          <table:table-cell table:style-name="ce2" office:value-type="string" calcext:value-type="string">
            <text:p>6768.8</text:p>
          </table:table-cell>
          <table:table-cell table:style-name="ce2" office:value-type="string" calcext:value-type="string">
            <text:p>6474.9</text:p>
          </table:table-cell>
          <table:table-cell table:style-name="ce2" office:value-type="string" calcext:value-type="string">
            <text:p>6575.7</text:p>
          </table:table-cell>
          <table:table-cell table:style-name="ce2" office:value-type="string" calcext:value-type="string">
            <text:p>4997.8</text:p>
          </table:table-cell>
          <table:table-cell table:style-name="ce2" office:value-type="string" calcext:value-type="string">
            <text:p>5991.6</text:p>
          </table:table-cell>
          <table:table-cell office:value-type="string" calcext:value-type="string">
            <text:p>3185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4733.2</text:p>
          </table:table-cell>
          <table:table-cell table:style-name="ce2" office:value-type="string" calcext:value-type="string">
            <text:p>5001.6</text:p>
          </table:table-cell>
          <table:table-cell table:style-name="ce2" office:value-type="string" calcext:value-type="string">
            <text:p>4277.2</text:p>
          </table:table-cell>
          <table:table-cell table:style-name="ce2" office:value-type="string" calcext:value-type="string">
            <text:p>4167.5</text:p>
          </table:table-cell>
          <table:table-cell table:style-name="ce2" office:value-type="string" calcext:value-type="string">
            <text:p>4004.4</text:p>
          </table:table-cell>
          <table:table-cell table:style-name="ce2" office:value-type="string" calcext:value-type="string">
            <text:p>3607.4</text:p>
          </table:table-cell>
          <table:table-cell table:style-name="ce2" office:value-type="string" calcext:value-type="string">
            <text:p>3901.6</text:p>
          </table:table-cell>
          <table:table-cell office:value-type="string" calcext:value-type="string">
            <text:p>3114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2950.5</text:p>
          </table:table-cell>
          <table:table-cell table:style-name="ce2" office:value-type="string" calcext:value-type="string">
            <text:p>3126.6</text:p>
          </table:table-cell>
          <table:table-cell table:style-name="ce2" office:value-type="string" calcext:value-type="string">
            <text:p>2436.0</text:p>
          </table:table-cell>
          <table:table-cell table:style-name="ce2" office:value-type="string" calcext:value-type="string">
            <text:p>2967.3</text:p>
          </table:table-cell>
          <table:table-cell table:style-name="ce2" office:value-type="string" calcext:value-type="string">
            <text:p>2758.8</text:p>
          </table:table-cell>
          <table:table-cell table:style-name="ce2" office:value-type="string" calcext:value-type="string">
            <text:p>2158.0</text:p>
          </table:table-cell>
          <table:table-cell table:style-name="ce2" office:value-type="string" calcext:value-type="string">
            <text:p>1915.2</text:p>
          </table:table-cell>
          <table:table-cell office:value-type="string" calcext:value-type="string">
            <text:p>120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1036.8</text:p>
          </table:table-cell>
          <table:table-cell table:style-name="ce2" office:value-type="string" calcext:value-type="string">
            <text:p>1349.8</text:p>
          </table:table-cell>
          <table:table-cell table:style-name="ce2" office:value-type="string" calcext:value-type="string">
            <text:p>613.4</text:p>
          </table:table-cell>
          <table:table-cell table:style-name="ce2" office:value-type="string" calcext:value-type="string">
            <text:p>1233.0</text:p>
          </table:table-cell>
          <table:table-cell table:style-name="ce2" office:value-type="string" calcext:value-type="string">
            <text:p>1194.4</text:p>
          </table:table-cell>
          <table:table-cell table:style-name="ce2" office:value-type="string" calcext:value-type="string">
            <text:p>58.6</text:p>
          </table:table-cell>
          <table:table-cell table:style-name="ce2" office:value-type="string" calcext:value-type="string">
            <text:p>354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7.2</text:p>
          </table:table-cell>
          <table:table-cell table:style-name="ce2" office:value-type="string" calcext:value-type="string">
            <text:p>119.0</text:p>
          </table:table-cell>
          <table:table-cell table:style-name="ce2" office:value-type="string" calcext:value-type="string">
            <text:p>217.4</text:p>
          </table:table-cell>
          <table:table-cell table:style-name="ce2" office:value-type="string" calcext:value-type="string">
            <text:p>162.4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730.2</text:p>
          </table:table-cell>
          <table:table-cell table:style-name="ce2" office:value-type="string" calcext:value-type="string">
            <text:p>46.4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597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510.5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1056.0</text:p>
          </table:table-cell>
          <table:table-cell table:style-name="ce2" office:value-type="string" calcext:value-type="string">
            <text:p>1704.6</text:p>
          </table:table-cell>
          <table:table-cell table:style-name="ce2" office:value-type="string" calcext:value-type="string">
            <text:p>1762.7</text:p>
          </table:table-cell>
          <table:table-cell table:style-name="ce2" office:value-type="string" calcext:value-type="string">
            <text:p>1613.7</text:p>
          </table:table-cell>
          <table:table-cell table:style-name="ce2" office:value-type="string" calcext:value-type="string">
            <text:p>1529.2</text:p>
          </table:table-cell>
          <table:table-cell table:style-name="ce2" office:value-type="string" calcext:value-type="string">
            <text:p>880.2</text:p>
          </table:table-cell>
          <table:table-cell table:style-name="ce2" office:value-type="string" calcext:value-type="string">
            <text:p>748.3</text:p>
          </table:table-cell>
          <table:table-cell office:value-type="string" calcext:value-type="string">
            <text:p>402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3795.0</text:p>
          </table:table-cell>
          <table:table-cell table:style-name="ce2" office:value-type="string" calcext:value-type="string">
            <text:p>5382.8</text:p>
          </table:table-cell>
          <table:table-cell table:style-name="ce2" office:value-type="string" calcext:value-type="string">
            <text:p>4669.4</text:p>
          </table:table-cell>
          <table:table-cell table:style-name="ce2" office:value-type="string" calcext:value-type="string">
            <text:p>3341.2</text:p>
          </table:table-cell>
          <table:table-cell table:style-name="ce2" office:value-type="string" calcext:value-type="string">
            <text:p>4286.9</text:p>
          </table:table-cell>
          <table:table-cell table:style-name="ce2" office:value-type="string" calcext:value-type="string">
            <text:p>3747.6</text:p>
          </table:table-cell>
          <table:table-cell table:style-name="ce2" office:value-type="string" calcext:value-type="string">
            <text:p>3992.8</text:p>
          </table:table-cell>
          <table:table-cell office:value-type="string" calcext:value-type="string">
            <text:p>318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6705.3</text:p>
          </table:table-cell>
          <table:table-cell table:style-name="ce2" office:value-type="string" calcext:value-type="string">
            <text:p>7584.5</text:p>
          </table:table-cell>
          <table:table-cell table:style-name="ce2" office:value-type="string" calcext:value-type="string">
            <text:p>8016.4</text:p>
          </table:table-cell>
          <table:table-cell table:style-name="ce2" office:value-type="string" calcext:value-type="string">
            <text:p>5818.4</text:p>
          </table:table-cell>
          <table:table-cell table:style-name="ce2" office:value-type="string" calcext:value-type="string">
            <text:p>6214.7</text:p>
          </table:table-cell>
          <table:table-cell table:style-name="ce2" office:value-type="string" calcext:value-type="string">
            <text:p>6667.9</text:p>
          </table:table-cell>
          <table:table-cell table:style-name="ce2" office:value-type="string" calcext:value-type="string">
            <text:p>6669.3</text:p>
          </table:table-cell>
          <table:table-cell office:value-type="string" calcext:value-type="string">
            <text:p>4827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9972.4</text:p>
          </table:table-cell>
          <table:table-cell office:value-type="string" calcext:value-type="string">
            <text:p>8440.7</text:p>
          </table:table-cell>
          <table:table-cell office:value-type="string" calcext:value-type="string">
            <text:p>9115.3</text:p>
          </table:table-cell>
          <table:table-cell office:value-type="string" calcext:value-type="string">
            <text:p>7567.3</text:p>
          </table:table-cell>
          <table:table-cell office:value-type="string" calcext:value-type="string">
            <text:p>7379.8</text:p>
          </table:table-cell>
          <table:table-cell office:value-type="string" calcext:value-type="string">
            <text:p>8072.8</text:p>
          </table:table-cell>
          <table:table-cell office:value-type="string" calcext:value-type="string">
            <text:p>8308.1</text:p>
          </table:table-cell>
          <table:table-cell office:value-type="string" calcext:value-type="string">
            <text:p>752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8382.8</text:p>
          </table:table-cell>
          <table:table-cell office:value-type="string" calcext:value-type="string">
            <text:p>7290.9</text:p>
          </table:table-cell>
          <table:table-cell office:value-type="string" calcext:value-type="string">
            <text:p>8106.3</text:p>
          </table:table-cell>
          <table:table-cell office:value-type="string" calcext:value-type="string">
            <text:p>7818.9</text:p>
          </table:table-cell>
          <table:table-cell office:value-type="string" calcext:value-type="string">
            <text:p>7919.7</text:p>
          </table:table-cell>
          <table:table-cell office:value-type="string" calcext:value-type="string">
            <text:p>6306.6</text:p>
          </table:table-cell>
          <table:table-cell office:value-type="string" calcext:value-type="string">
            <text:p>7329.2</text:p>
          </table:table-cell>
          <table:table-cell office:value-type="string" calcext:value-type="string">
            <text:p>4463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6457.6</text:p>
          </table:table-cell>
          <table:table-cell office:value-type="string" calcext:value-type="string">
            <text:p>5638.5</text:p>
          </table:table-cell>
          <table:table-cell office:value-type="string" calcext:value-type="string">
            <text:p>5541.4</text:p>
          </table:table-cell>
          <table:table-cell office:value-type="string" calcext:value-type="string">
            <text:p>5432.4</text:p>
          </table:table-cell>
          <table:table-cell office:value-type="string" calcext:value-type="string">
            <text:p>4849.4</text:p>
          </table:table-cell>
          <table:table-cell office:value-type="string" calcext:value-type="string">
            <text:p>5169.6</text:p>
          </table:table-cell>
          <table:table-cell office:value-type="string" calcext:value-type="string">
            <text:p>4426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4240.7</text:p>
          </table:table-cell>
          <table:table-cell office:value-type="string" calcext:value-type="string">
            <text:p>4332.8</text:p>
          </table:table-cell>
          <table:table-cell office:value-type="string" calcext:value-type="string">
            <text:p>3536.6</text:p>
          </table:table-cell>
          <table:table-cell office:value-type="string" calcext:value-type="string">
            <text:p>4258.1</text:p>
          </table:table-cell>
          <table:table-cell office:value-type="string" calcext:value-type="string">
            <text:p>3989.0</text:p>
          </table:table-cell>
          <table:table-cell office:value-type="string" calcext:value-type="string">
            <text:p>3326.0</text:p>
          </table:table-cell>
          <table:table-cell office:value-type="string" calcext:value-type="string">
            <text:p>2849.1</text:p>
          </table:table-cell>
          <table:table-cell office:value-type="string" calcext:value-type="string">
            <text:p>2094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879.7</text:p>
          </table:table-cell>
          <table:table-cell office:value-type="string" calcext:value-type="string">
            <text:p>2215.1</text:p>
          </table:table-cell>
          <table:table-cell office:value-type="string" calcext:value-type="string">
            <text:p>1223.4</text:p>
          </table:table-cell>
          <table:table-cell office:value-type="string" calcext:value-type="string">
            <text:p>2148.4</text:p>
          </table:table-cell>
          <table:table-cell office:value-type="string" calcext:value-type="string">
            <text:p>2086.9</text:p>
          </table:table-cell>
          <table:table-cell office:value-type="string" calcext:value-type="string">
            <text:p>718.8</text:p>
          </table:table-cell>
          <table:table-cell office:value-type="string" calcext:value-type="string">
            <text:p>888.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22.2</text:p>
          </table:table-cell>
          <table:table-cell office:value-type="string" calcext:value-type="string">
            <text:p>507.3</text:p>
          </table:table-cell>
          <table:table-cell office:value-type="string" calcext:value-type="string">
            <text:p>426.9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44.8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64.3</text:p>
          </table:table-cell>
          <table:table-cell office:value-type="string" calcext:value-type="string">
            <text:p>239.6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602.9</text:p>
          </table:table-cell>
          <table:table-cell office:value-type="string" calcext:value-type="string">
            <text:p>1546.5</text:p>
          </table:table-cell>
          <table:table-cell office:value-type="string" calcext:value-type="string">
            <text:p>412.9</text:p>
          </table:table-cell>
          <table:table-cell office:value-type="string" calcext:value-type="string">
            <text:p>1009.2</text:p>
          </table:table-cell>
          <table:table-cell office:value-type="string" calcext:value-type="string">
            <text:p>855.8</text:p>
          </table:table-cell>
          <table:table-cell office:value-type="string" calcext:value-type="string">
            <text:p>847.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2067.4</text:p>
          </table:table-cell>
          <table:table-cell office:value-type="string" calcext:value-type="string">
            <text:p>2696.5</text:p>
          </table:table-cell>
          <table:table-cell office:value-type="string" calcext:value-type="string">
            <text:p>2720.9</text:p>
          </table:table-cell>
          <table:table-cell office:value-type="string" calcext:value-type="string">
            <text:p>2703.4</text:p>
          </table:table-cell>
          <table:table-cell office:value-type="string" calcext:value-type="string">
            <text:p>2519.2</text:p>
          </table:table-cell>
          <table:table-cell office:value-type="string" calcext:value-type="string">
            <text:p>1600.9</text:p>
          </table:table-cell>
          <table:table-cell office:value-type="string" calcext:value-type="string">
            <text:p>1691.6</text:p>
          </table:table-cell>
          <table:table-cell office:value-type="string" calcext:value-type="string">
            <text:p>873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5187.5</text:p>
          </table:table-cell>
          <table:table-cell office:value-type="string" calcext:value-type="string">
            <text:p>6795.1</text:p>
          </table:table-cell>
          <table:table-cell office:value-type="string" calcext:value-type="string">
            <text:p>6054.9</text:p>
          </table:table-cell>
          <table:table-cell office:value-type="string" calcext:value-type="string">
            <text:p>4724.0</text:p>
          </table:table-cell>
          <table:table-cell office:value-type="string" calcext:value-type="string">
            <text:p>5707.6</text:p>
          </table:table-cell>
          <table:table-cell office:value-type="string" calcext:value-type="string">
            <text:p>5072.9</text:p>
          </table:table-cell>
          <table:table-cell office:value-type="string" calcext:value-type="string">
            <text:p>5245.4</text:p>
          </table:table-cell>
          <table:table-cell office:value-type="string" calcext:value-type="string">
            <text:p>443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8193.3</text:p>
          </table:table-cell>
          <table:table-cell office:value-type="string" calcext:value-type="string">
            <text:p>9072.5</text:p>
          </table:table-cell>
          <table:table-cell office:value-type="string" calcext:value-type="string">
            <text:p>9504.4</text:p>
          </table:table-cell>
          <table:table-cell office:value-type="string" calcext:value-type="string">
            <text:p>7299.6</text:p>
          </table:table-cell>
          <table:table-cell office:value-type="string" calcext:value-type="string">
            <text:p>7701.0</text:p>
          </table:table-cell>
          <table:table-cell office:value-type="string" calcext:value-type="string">
            <text:p>8155.9</text:p>
          </table:table-cell>
          <table:table-cell office:value-type="string" calcext:value-type="string">
            <text:p>8153.0</text:p>
          </table:table-cell>
          <table:table-cell office:value-type="string" calcext:value-type="string">
            <text:p>6280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928.7</text:p>
          </table:table-cell>
          <table:table-cell office:value-type="string" calcext:value-type="string">
            <text:p>10601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60.8</text:p>
          </table:table-cell>
          <table:table-cell office:value-type="string" calcext:value-type="string">
            <text:p>9780.5</text:p>
          </table:table-cell>
          <table:table-cell office:value-type="string" calcext:value-type="string">
            <text:p>90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34.7</text:p>
          </table:table-cell>
          <table:table-cell office:value-type="string" calcext:value-type="string">
            <text:p>9450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641.0</text:p>
          </table:table-cell>
          <table:table-cell office:value-type="string" calcext:value-type="string">
            <text:p>8673.2</text:p>
          </table:table-cell>
          <table:table-cell office:value-type="string" calcext:value-type="string">
            <text:p>5792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937.8</text:p>
          </table:table-cell>
          <table:table-cell office:value-type="string" calcext:value-type="string">
            <text:p>7091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05.7</text:p>
          </table:table-cell>
          <table:table-cell office:value-type="string" calcext:value-type="string">
            <text:p>6554.6</text:p>
          </table:table-cell>
          <table:table-cell office:value-type="string" calcext:value-type="string">
            <text:p>5846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51.1</text:p>
          </table:table-cell>
          <table:table-cell office:value-type="string" calcext:value-type="string">
            <text:p>4784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99.9</text:p>
          </table:table-cell>
          <table:table-cell office:value-type="string" calcext:value-type="string">
            <text:p>3909.7</text:p>
          </table:table-cell>
          <table:table-cell office:value-type="string" calcext:value-type="string">
            <text:p>3211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8.1</text:p>
          </table:table-cell>
          <table:table-cell office:value-type="string" calcext:value-type="string">
            <text:p>208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53.0</text:p>
          </table:table-cell>
          <table:table-cell office:value-type="string" calcext:value-type="string">
            <text:p>2226.3</text:p>
          </table:table-cell>
          <table:table-cell office:value-type="string" calcext:value-type="string">
            <text:p>962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73.6</text:p>
          </table:table-cell>
          <table:table-cell office:value-type="string" calcext:value-type="string">
            <text:p>1228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1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6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5.2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65.2</text:p>
          </table:table-cell>
          <table:table-cell office:value-type="string" calcext:value-type="string">
            <text:p>1322.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30.4</text:p>
          </table:table-cell>
          <table:table-cell office:value-type="string" calcext:value-type="string">
            <text:p>504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60.9</text:p>
          </table:table-cell>
          <table:table-cell office:value-type="string" calcext:value-type="string">
            <text:p>3781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49.1</text:p>
          </table:table-cell>
          <table:table-cell office:value-type="string" calcext:value-type="string">
            <text:p>2359.0</text:p>
          </table:table-cell>
          <table:table-cell office:value-type="string" calcext:value-type="string">
            <text:p>1822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33.8</text:p>
          </table:table-cell>
          <table:table-cell office:value-type="string" calcext:value-type="string">
            <text:p>7474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455.8</text:p>
          </table:table-cell>
          <table:table-cell office:value-type="string" calcext:value-type="string">
            <text:p>6590.0</text:p>
          </table:table-cell>
          <table:table-cell office:value-type="string" calcext:value-type="string">
            <text:p>577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560.5</text:p>
          </table:table-cell>
          <table:table-cell office:value-type="string" calcext:value-type="string">
            <text:p>10992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643.9</text:p>
          </table:table-cell>
          <table:table-cell office:value-type="string" calcext:value-type="string">
            <text:p>9641.0</text:p>
          </table:table-cell>
          <table:table-cell office:value-type="string" calcext:value-type="string">
            <text:p>776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8488" calcext:value-type="float">
            <text:p>8488</text:p>
          </table:table-cell>
          <table:table-cell office:value-type="float" office:value="6952.7" calcext:value-type="float">
            <text:p>6952.7</text:p>
          </table:table-cell>
          <table:table-cell office:value-type="float" office:value="7640.7" calcext:value-type="float">
            <text:p>7640.7</text:p>
          </table:table-cell>
          <table:table-cell office:value-type="float" office:value="6080" calcext:value-type="float">
            <text:p>6080</text:p>
          </table:table-cell>
          <table:table-cell office:value-type="float" office:value="5893.2" calcext:value-type="float">
            <text:p>5893.2</text:p>
          </table:table-cell>
          <table:table-cell office:value-type="float" office:value="6588.7" calcext:value-type="float">
            <text:p>6588.7</text:p>
          </table:table-cell>
          <table:table-cell office:value-type="float" office:value="6887.9" calcext:value-type="float">
            <text:p>6887.9</text:p>
          </table:table-cell>
          <table:table-cell office:value-type="float" office:value="6041.1" calcext:value-type="float">
            <text:p>6041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7038.8" calcext:value-type="float">
            <text:p>7038.8</text:p>
          </table:table-cell>
          <table:table-cell office:value-type="float" office:value="5962.7" calcext:value-type="float">
            <text:p>5962.7</text:p>
          </table:table-cell>
          <table:table-cell office:value-type="float" office:value="6768.8" calcext:value-type="float">
            <text:p>6768.8</text:p>
          </table:table-cell>
          <table:table-cell office:value-type="float" office:value="6474.9" calcext:value-type="float">
            <text:p>6474.9</text:p>
          </table:table-cell>
          <table:table-cell office:value-type="float" office:value="6575.7" calcext:value-type="float">
            <text:p>6575.7</text:p>
          </table:table-cell>
          <table:table-cell office:value-type="float" office:value="4997.8" calcext:value-type="float">
            <text:p>4997.8</text:p>
          </table:table-cell>
          <table:table-cell office:value-type="float" office:value="5991.6" calcext:value-type="float">
            <text:p>5991.6</text:p>
          </table:table-cell>
          <table:table-cell office:value-type="float" office:value="3185.4" calcext:value-type="float">
            <text:p>3185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4733.2" calcext:value-type="float">
            <text:p>4733.2</text:p>
          </table:table-cell>
          <table:table-cell office:value-type="float" office:value="5001.6" calcext:value-type="float">
            <text:p>5001.6</text:p>
          </table:table-cell>
          <table:table-cell office:value-type="float" office:value="4277.2" calcext:value-type="float">
            <text:p>4277.2</text:p>
          </table:table-cell>
          <table:table-cell office:value-type="float" office:value="4167.5" calcext:value-type="float">
            <text:p>4167.5</text:p>
          </table:table-cell>
          <table:table-cell office:value-type="float" office:value="4004.4" calcext:value-type="float">
            <text:p>4004.4</text:p>
          </table:table-cell>
          <table:table-cell office:value-type="float" office:value="3607.4" calcext:value-type="float">
            <text:p>3607.4</text:p>
          </table:table-cell>
          <table:table-cell office:value-type="float" office:value="3901.6" calcext:value-type="float">
            <text:p>3901.6</text:p>
          </table:table-cell>
          <table:table-cell office:value-type="float" office:value="3114.8" calcext:value-type="float">
            <text:p>3114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2950.5" calcext:value-type="float">
            <text:p>2950.5</text:p>
          </table:table-cell>
          <table:table-cell office:value-type="float" office:value="3126.6" calcext:value-type="float">
            <text:p>3126.6</text:p>
          </table:table-cell>
          <table:table-cell office:value-type="float" office:value="2436" calcext:value-type="float">
            <text:p>2436</text:p>
          </table:table-cell>
          <table:table-cell office:value-type="float" office:value="2967.3" calcext:value-type="float">
            <text:p>2967.3</text:p>
          </table:table-cell>
          <table:table-cell office:value-type="float" office:value="2758.8" calcext:value-type="float">
            <text:p>2758.8</text:p>
          </table:table-cell>
          <table:table-cell office:value-type="float" office:value="1427.6" calcext:value-type="float">
            <text:p>1427.6</text:p>
          </table:table-cell>
          <table:table-cell office:value-type="float" office:value="1799.9" calcext:value-type="float">
            <text:p>1799.9</text:p>
          </table:table-cell>
          <table:table-cell office:value-type="float" office:value="948.2" calcext:value-type="float">
            <text:p>94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378.9" calcext:value-type="float">
            <text:p>378.9</text:p>
          </table:table-cell>
          <table:table-cell office:value-type="float" office:value="887.6" calcext:value-type="float">
            <text:p>887.6</text:p>
          </table:table-cell>
          <table:table-cell office:value-type="float" office:value="391.5" calcext:value-type="float">
            <text:p>391.5</text:p>
          </table:table-cell>
          <table:table-cell office:value-type="float" office:value="1120" calcext:value-type="float">
            <text:p>1120</text:p>
          </table:table-cell>
          <table:table-cell office:value-type="float" office:value="1042.7" calcext:value-type="float">
            <text:p>104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272.8" calcext:value-type="float">
            <text:p>272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1056" calcext:value-type="float">
            <text:p>1056</text:p>
          </table:table-cell>
          <table:table-cell office:value-type="float" office:value="1383.5" calcext:value-type="float">
            <text:p>1383.5</text:p>
          </table:table-cell>
          <table:table-cell office:value-type="float" office:value="1229.2" calcext:value-type="float">
            <text:p>1229.2</text:p>
          </table:table-cell>
          <table:table-cell office:value-type="float" office:value="1609.8" calcext:value-type="float">
            <text:p>1609.8</text:p>
          </table:table-cell>
          <table:table-cell office:value-type="float" office:value="922.7" calcext:value-type="float">
            <text:p>922.7</text:p>
          </table:table-cell>
          <table:table-cell office:value-type="float" office:value="880.2" calcext:value-type="float">
            <text:p>880.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3795" calcext:value-type="float">
            <text:p>3795</text:p>
          </table:table-cell>
          <table:table-cell office:value-type="float" office:value="5382.8" calcext:value-type="float">
            <text:p>5382.8</text:p>
          </table:table-cell>
          <table:table-cell office:value-type="float" office:value="4669.4" calcext:value-type="float">
            <text:p>4669.4</text:p>
          </table:table-cell>
          <table:table-cell office:value-type="float" office:value="3341.2" calcext:value-type="float">
            <text:p>3341.2</text:p>
          </table:table-cell>
          <table:table-cell office:value-type="float" office:value="4286.9" calcext:value-type="float">
            <text:p>4286.9</text:p>
          </table:table-cell>
          <table:table-cell office:value-type="float" office:value="3747.6" calcext:value-type="float">
            <text:p>3747.6</text:p>
          </table:table-cell>
          <table:table-cell office:value-type="float" office:value="3992.8" calcext:value-type="float">
            <text:p>3992.8</text:p>
          </table:table-cell>
          <table:table-cell office:value-type="float" office:value="3024.5" calcext:value-type="float">
            <text:p>302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6705.3" calcext:value-type="float">
            <text:p>6705.3</text:p>
          </table:table-cell>
          <table:table-cell office:value-type="float" office:value="7584.5" calcext:value-type="float">
            <text:p>7584.5</text:p>
          </table:table-cell>
          <table:table-cell office:value-type="float" office:value="8016.4" calcext:value-type="float">
            <text:p>8016.4</text:p>
          </table:table-cell>
          <table:table-cell office:value-type="float" office:value="5818.4" calcext:value-type="float">
            <text:p>5818.4</text:p>
          </table:table-cell>
          <table:table-cell office:value-type="float" office:value="6214.7" calcext:value-type="float">
            <text:p>6214.7</text:p>
          </table:table-cell>
          <table:table-cell office:value-type="float" office:value="6667.9" calcext:value-type="float">
            <text:p>6667.9</text:p>
          </table:table-cell>
          <table:table-cell office:value-type="float" office:value="6669.3" calcext:value-type="float">
            <text:p>6669.3</text:p>
          </table:table-cell>
          <table:table-cell office:value-type="float" office:value="4827.6" calcext:value-type="float">
            <text:p>4827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9972.4" calcext:value-type="float">
            <text:p>9972.4</text:p>
          </table:table-cell>
          <table:table-cell office:value-type="float" office:value="8440.7" calcext:value-type="float">
            <text:p>8440.7</text:p>
          </table:table-cell>
          <table:table-cell office:value-type="float" office:value="9115.3" calcext:value-type="float">
            <text:p>9115.3</text:p>
          </table:table-cell>
          <table:table-cell office:value-type="float" office:value="7567.3" calcext:value-type="float">
            <text:p>7567.3</text:p>
          </table:table-cell>
          <table:table-cell office:value-type="float" office:value="7379.8" calcext:value-type="float">
            <text:p>7379.8</text:p>
          </table:table-cell>
          <table:table-cell office:value-type="float" office:value="8072.8" calcext:value-type="float">
            <text:p>8072.8</text:p>
          </table:table-cell>
          <table:table-cell office:value-type="float" office:value="8308.1" calcext:value-type="float">
            <text:p>8308.1</text:p>
          </table:table-cell>
          <table:table-cell office:value-type="float" office:value="7524.6" calcext:value-type="float">
            <text:p>7524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8382.8" calcext:value-type="float">
            <text:p>8382.8</text:p>
          </table:table-cell>
          <table:table-cell office:value-type="float" office:value="7290.9" calcext:value-type="float">
            <text:p>7290.9</text:p>
          </table:table-cell>
          <table:table-cell office:value-type="float" office:value="8106.3" calcext:value-type="float">
            <text:p>8106.3</text:p>
          </table:table-cell>
          <table:table-cell office:value-type="float" office:value="7818.9" calcext:value-type="float">
            <text:p>7818.9</text:p>
          </table:table-cell>
          <table:table-cell office:value-type="float" office:value="7919.7" calcext:value-type="float">
            <text:p>7919.7</text:p>
          </table:table-cell>
          <table:table-cell office:value-type="float" office:value="6306.6" calcext:value-type="float">
            <text:p>6306.6</text:p>
          </table:table-cell>
          <table:table-cell office:value-type="float" office:value="7329.2" calcext:value-type="float">
            <text:p>7329.2</text:p>
          </table:table-cell>
          <table:table-cell office:value-type="float" office:value="4463.9" calcext:value-type="float">
            <text:p>4463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6180" calcext:value-type="float">
            <text:p>6180</text:p>
          </table:table-cell>
          <table:table-cell office:value-type="float" office:value="6457.6" calcext:value-type="float">
            <text:p>6457.6</text:p>
          </table:table-cell>
          <table:table-cell office:value-type="float" office:value="5638.5" calcext:value-type="float">
            <text:p>5638.5</text:p>
          </table:table-cell>
          <table:table-cell office:value-type="float" office:value="5541.4" calcext:value-type="float">
            <text:p>5541.4</text:p>
          </table:table-cell>
          <table:table-cell office:value-type="float" office:value="5432.4" calcext:value-type="float">
            <text:p>5432.4</text:p>
          </table:table-cell>
          <table:table-cell office:value-type="float" office:value="4849.4" calcext:value-type="float">
            <text:p>4849.4</text:p>
          </table:table-cell>
          <table:table-cell office:value-type="float" office:value="5169.6" calcext:value-type="float">
            <text:p>5169.6</text:p>
          </table:table-cell>
          <table:table-cell office:value-type="float" office:value="4426.6" calcext:value-type="float">
            <text:p>4426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4240.7" calcext:value-type="float">
            <text:p>4240.7</text:p>
          </table:table-cell>
          <table:table-cell office:value-type="float" office:value="4332.8" calcext:value-type="float">
            <text:p>4332.8</text:p>
          </table:table-cell>
          <table:table-cell office:value-type="float" office:value="3536.6" calcext:value-type="float">
            <text:p>3536.6</text:p>
          </table:table-cell>
          <table:table-cell office:value-type="float" office:value="4258.1" calcext:value-type="float">
            <text:p>4258.1</text:p>
          </table:table-cell>
          <table:table-cell office:value-type="float" office:value="3989" calcext:value-type="float">
            <text:p>3989</text:p>
          </table:table-cell>
          <table:table-cell office:value-type="float" office:value="3326" calcext:value-type="float">
            <text:p>3326</text:p>
          </table:table-cell>
          <table:table-cell office:value-type="float" office:value="2849.1" calcext:value-type="float">
            <text:p>2849.1</text:p>
          </table:table-cell>
          <table:table-cell office:value-type="float" office:value="1544.1" calcext:value-type="float">
            <text:p>1544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1879.7" calcext:value-type="float">
            <text:p>1879.7</text:p>
          </table:table-cell>
          <table:table-cell office:value-type="float" office:value="1406.2" calcext:value-type="float">
            <text:p>1406.2</text:p>
          </table:table-cell>
          <table:table-cell office:value-type="float" office:value="1223.4" calcext:value-type="float">
            <text:p>1223.4</text:p>
          </table:table-cell>
          <table:table-cell office:value-type="float" office:value="1990.3" calcext:value-type="float">
            <text:p>1990.3</text:p>
          </table:table-cell>
          <table:table-cell office:value-type="float" office:value="1920.4" calcext:value-type="float">
            <text:p>1920.4</text:p>
          </table:table-cell>
          <table:table-cell office:value-type="float" office:value="777.3" calcext:value-type="float">
            <text:p>777.3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28.5" calcext:value-type="float">
            <text:p>528.5</text:p>
          </table:table-cell>
          <table:table-cell office:value-type="float" office:value="0" calcext:value-type="float">
            <text:p>0</text:p>
          </table:table-cell>
          <table:table-cell office:value-type="float" office:value="278.8" calcext:value-type="float">
            <text:p>278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1401.6" calcext:value-type="float">
            <text:p>1401.6</text:p>
          </table:table-cell>
          <table:table-cell office:value-type="float" office:value="1050.4" calcext:value-type="float">
            <text:p>1050.4</text:p>
          </table:table-cell>
          <table:table-cell office:value-type="float" office:value="425.5" calcext:value-type="float">
            <text:p>425.5</text:p>
          </table:table-cell>
          <table:table-cell office:value-type="float" office:value="134.7" calcext:value-type="float">
            <text:p>134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2067.4" calcext:value-type="float">
            <text:p>2067.4</text:p>
          </table:table-cell>
          <table:table-cell office:value-type="float" office:value="2696.5" calcext:value-type="float">
            <text:p>2696.5</text:p>
          </table:table-cell>
          <table:table-cell office:value-type="float" office:value="2720.9" calcext:value-type="float">
            <text:p>2720.9</text:p>
          </table:table-cell>
          <table:table-cell office:value-type="float" office:value="2703.4" calcext:value-type="float">
            <text:p>2703.4</text:p>
          </table:table-cell>
          <table:table-cell office:value-type="float" office:value="2519.2" calcext:value-type="float">
            <text:p>2519.2</text:p>
          </table:table-cell>
          <table:table-cell office:value-type="float" office:value="1600.9" calcext:value-type="float">
            <text:p>1600.9</text:p>
          </table:table-cell>
          <table:table-cell office:value-type="float" office:value="1219.3" calcext:value-type="float">
            <text:p>1219.3</text:p>
          </table:table-cell>
          <table:table-cell office:value-type="float" office:value="44.5" calcext:value-type="float">
            <text:p>4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5187.5" calcext:value-type="float">
            <text:p>5187.5</text:p>
          </table:table-cell>
          <table:table-cell office:value-type="float" office:value="6795.1" calcext:value-type="float">
            <text:p>6795.1</text:p>
          </table:table-cell>
          <table:table-cell office:value-type="float" office:value="6054.9" calcext:value-type="float">
            <text:p>6054.9</text:p>
          </table:table-cell>
          <table:table-cell office:value-type="float" office:value="4724" calcext:value-type="float">
            <text:p>4724</text:p>
          </table:table-cell>
          <table:table-cell office:value-type="float" office:value="5707.6" calcext:value-type="float">
            <text:p>5707.6</text:p>
          </table:table-cell>
          <table:table-cell office:value-type="float" office:value="5072.9" calcext:value-type="float">
            <text:p>5072.9</text:p>
          </table:table-cell>
          <table:table-cell office:value-type="float" office:value="5245.4" calcext:value-type="float">
            <text:p>5245.4</text:p>
          </table:table-cell>
          <table:table-cell office:value-type="float" office:value="4430.9" calcext:value-type="float">
            <text:p>4430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8193.3" calcext:value-type="float">
            <text:p>8193.3</text:p>
          </table:table-cell>
          <table:table-cell office:value-type="float" office:value="9072.5" calcext:value-type="float">
            <text:p>9072.5</text:p>
          </table:table-cell>
          <table:table-cell office:value-type="float" office:value="9504.4" calcext:value-type="float">
            <text:p>9504.4</text:p>
          </table:table-cell>
          <table:table-cell office:value-type="float" office:value="7299.6" calcext:value-type="float">
            <text:p>7299.6</text:p>
          </table:table-cell>
          <table:table-cell office:value-type="float" office:value="7701" calcext:value-type="float">
            <text:p>7701</text:p>
          </table:table-cell>
          <table:table-cell office:value-type="float" office:value="8155.9" calcext:value-type="float">
            <text:p>8155.9</text:p>
          </table:table-cell>
          <table:table-cell office:value-type="float" office:value="8153" calcext:value-type="float">
            <text:p>8153</text:p>
          </table:table-cell>
          <table:table-cell office:value-type="float" office:value="6280.4" calcext:value-type="float">
            <text:p>6280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9928.7" calcext:value-type="float">
            <text:p>9928.7</text:p>
          </table:table-cell>
          <table:table-cell office:value-type="float" office:value="10601.2" calcext:value-type="float">
            <text:p>106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0.8" calcext:value-type="float">
            <text:p>9560.8</text:p>
          </table:table-cell>
          <table:table-cell office:value-type="float" office:value="9780.5" calcext:value-type="float">
            <text:p>9780.5</text:p>
          </table:table-cell>
          <table:table-cell office:value-type="float" office:value="9012.6" calcext:value-type="float">
            <text:p>901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8634.7" calcext:value-type="float">
            <text:p>8634.7</text:p>
          </table:table-cell>
          <table:table-cell office:value-type="float" office:value="9450.3" calcext:value-type="float">
            <text:p>94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1" calcext:value-type="float">
            <text:p>7641</text:p>
          </table:table-cell>
          <table:table-cell office:value-type="float" office:value="8673.2" calcext:value-type="float">
            <text:p>8673.2</text:p>
          </table:table-cell>
          <table:table-cell office:value-type="float" office:value="5792.2" calcext:value-type="float">
            <text:p>5792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7937.8" calcext:value-type="float">
            <text:p>7937.8</text:p>
          </table:table-cell>
          <table:table-cell office:value-type="float" office:value="7091.2" calcext:value-type="float">
            <text:p>70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5.7" calcext:value-type="float">
            <text:p>6205.7</text:p>
          </table:table-cell>
          <table:table-cell office:value-type="float" office:value="6554.6" calcext:value-type="float">
            <text:p>6554.6</text:p>
          </table:table-cell>
          <table:table-cell office:value-type="float" office:value="5846.1" calcext:value-type="float">
            <text:p>5846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4928.7" calcext:value-type="float">
            <text:p>4928.7</text:p>
          </table:table-cell>
          <table:table-cell office:value-type="float" office:value="4784.4" calcext:value-type="float">
            <text:p>47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.9" calcext:value-type="float">
            <text:p>4599.9</text:p>
          </table:table-cell>
          <table:table-cell office:value-type="float" office:value="3909.7" calcext:value-type="float">
            <text:p>3909.7</text:p>
          </table:table-cell>
          <table:table-cell office:value-type="float" office:value="3211.5" calcext:value-type="float">
            <text:p>3211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7.5" calcext:value-type="float">
            <text:p>20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025.3" calcext:value-type="float">
            <text:p>2025.3</text:p>
          </table:table-cell>
          <table:table-cell office:value-type="float" office:value="889.7" calcext:value-type="float">
            <text:p>889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8" calcext:value-type="float">
            <text:p>3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.8" calcext:value-type="float">
            <text:p>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3" calcext:value-type="float">
            <text:p>168.3</text:p>
          </table:table-cell>
          <table:table-cell office:value-type="float" office:value="605.4" calcext:value-type="float">
            <text:p>605.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3107.8" calcext:value-type="float">
            <text:p>3107.8</text:p>
          </table:table-cell>
          <table:table-cell office:value-type="float" office:value="3781.7" calcext:value-type="float">
            <text:p>37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9.1" calcext:value-type="float">
            <text:p>2549.1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8233.8" calcext:value-type="float">
            <text:p>8233.8</text:p>
          </table:table-cell>
          <table:table-cell office:value-type="float" office:value="7474.7" calcext:value-type="float">
            <text:p>747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5.8" calcext:value-type="float">
            <text:p>6455.8</text:p>
          </table:table-cell>
          <table:table-cell office:value-type="float" office:value="6590" calcext:value-type="float">
            <text:p>6590</text:p>
          </table:table-cell>
          <table:table-cell office:value-type="float" office:value="5542.7" calcext:value-type="float">
            <text:p>55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992.4" calcext:value-type="float">
            <text:p>109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3.9" calcext:value-type="float">
            <text:p>9643.9</text:p>
          </table:table-cell>
          <table:table-cell office:value-type="float" office:value="9641" calcext:value-type="float">
            <text:p>9641</text:p>
          </table:table-cell>
          <table:table-cell office:value-type="float" office:value="7762.7" calcext:value-type="float">
            <text:p>7762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14&quot;"/>
        </table:named-expressions>
      </table:table>
      <table:table table:name="dh1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11712.4</text:p>
          </table:table-cell>
          <table:table-cell table:style-name="ce2" office:value-type="string" calcext:value-type="string">
            <text:p>10180.7</text:p>
          </table:table-cell>
          <table:table-cell table:style-name="ce2" office:value-type="string" calcext:value-type="string">
            <text:p>10855.3</text:p>
          </table:table-cell>
          <table:table-cell table:style-name="ce2" office:value-type="string" calcext:value-type="string">
            <text:p>9307.3</text:p>
          </table:table-cell>
          <table:table-cell table:style-name="ce2" office:value-type="string" calcext:value-type="string">
            <text:p>9119.8</text:p>
          </table:table-cell>
          <table:table-cell table:style-name="ce2" office:value-type="string" calcext:value-type="string">
            <text:p>9812.8</text:p>
          </table:table-cell>
          <table:table-cell table:style-name="ce2" office:value-type="string" calcext:value-type="string">
            <text:p>10042.0</text:p>
          </table:table-cell>
          <table:table-cell table:style-name="ce2" office:value-type="string" calcext:value-type="string">
            <text:p>926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9966.8</text:p>
          </table:table-cell>
          <table:table-cell table:style-name="ce2" office:value-type="string" calcext:value-type="string">
            <text:p>8874.7</text:p>
          </table:table-cell>
          <table:table-cell table:style-name="ce2" office:value-type="string" calcext:value-type="string">
            <text:p>9690.3</text:p>
          </table:table-cell>
          <table:table-cell table:style-name="ce2" office:value-type="string" calcext:value-type="string">
            <text:p>9402.9</text:p>
          </table:table-cell>
          <table:table-cell table:style-name="ce2" office:value-type="string" calcext:value-type="string">
            <text:p>9503.7</text:p>
          </table:table-cell>
          <table:table-cell table:style-name="ce2" office:value-type="string" calcext:value-type="string">
            <text:p>7883.1</text:p>
          </table:table-cell>
          <table:table-cell table:style-name="ce2" office:value-type="string" calcext:value-type="string">
            <text:p>8913.2</text:p>
          </table:table-cell>
          <table:table-cell table:style-name="ce2" office:value-type="string" calcext:value-type="string">
            <text:p>60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7922.7</text:p>
          </table:table-cell>
          <table:table-cell table:style-name="ce2" office:value-type="string" calcext:value-type="string">
            <text:p>8207.7</text:p>
          </table:table-cell>
          <table:table-cell table:style-name="ce2" office:value-type="string" calcext:value-type="string">
            <text:p>7369.8</text:p>
          </table:table-cell>
          <table:table-cell table:style-name="ce2" office:value-type="string" calcext:value-type="string">
            <text:p>7252.2</text:p>
          </table:table-cell>
          <table:table-cell table:style-name="ce2" office:value-type="string" calcext:value-type="string">
            <text:p>7178.0</text:p>
          </table:table-cell>
          <table:table-cell table:style-name="ce2" office:value-type="string" calcext:value-type="string">
            <text:p>6489.1</text:p>
          </table:table-cell>
          <table:table-cell table:style-name="ce2" office:value-type="string" calcext:value-type="string">
            <text:p>6834.6</text:p>
          </table:table-cell>
          <table:table-cell table:style-name="ce2" office:value-type="string" calcext:value-type="string">
            <text:p>6118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5877.4</text:p>
          </table:table-cell>
          <table:table-cell table:style-name="ce2" office:value-type="string" calcext:value-type="string">
            <text:p>5914.4</text:p>
          </table:table-cell>
          <table:table-cell table:style-name="ce2" office:value-type="string" calcext:value-type="string">
            <text:p>5072.2</text:p>
          </table:table-cell>
          <table:table-cell table:style-name="ce2" office:value-type="string" calcext:value-type="string">
            <text:p>5896.3</text:p>
          </table:table-cell>
          <table:table-cell table:style-name="ce2" office:value-type="string" calcext:value-type="string">
            <text:p>5583.5</text:p>
          </table:table-cell>
          <table:table-cell table:style-name="ce2" office:value-type="string" calcext:value-type="string">
            <text:p>4888.0</text:p>
          </table:table-cell>
          <table:table-cell table:style-name="ce2" office:value-type="string" calcext:value-type="string">
            <text:p>4193.0</text:p>
          </table:table-cell>
          <table:table-cell table:style-name="ce2" office:value-type="string" calcext:value-type="string">
            <text:p>3445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2762.0</text:p>
          </table:table-cell>
          <table:table-cell table:style-name="ce2" office:value-type="string" calcext:value-type="string">
            <text:p>3555.9</text:p>
          </table:table-cell>
          <table:table-cell table:style-name="ce2" office:value-type="string" calcext:value-type="string">
            <text:p>2340.3</text:p>
          </table:table-cell>
          <table:table-cell table:style-name="ce2" office:value-type="string" calcext:value-type="string">
            <text:p>3619.8</text:p>
          </table:table-cell>
          <table:table-cell table:style-name="ce2" office:value-type="string" calcext:value-type="string">
            <text:p>3506.8</text:p>
          </table:table-cell>
          <table:table-cell table:style-name="ce2" office:value-type="string" calcext:value-type="string">
            <text:p>121.4</text:p>
          </table:table-cell>
          <table:table-cell table:style-name="ce2" office:value-type="string" calcext:value-type="string">
            <text:p>877.2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.7</text:p>
          </table:table-cell>
          <table:table-cell table:style-name="ce2" office:value-type="string" calcext:value-type="string">
            <text:p>410.0</text:p>
          </table:table-cell>
          <table:table-cell table:style-name="ce2" office:value-type="string" calcext:value-type="string">
            <text:p>880.2</text:p>
          </table:table-cell>
          <table:table-cell table:style-name="ce2" office:value-type="string" calcext:value-type="string">
            <text:p>824.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2264.1</text:p>
          </table:table-cell>
          <table:table-cell table:style-name="ce2" office:value-type="string" calcext:value-type="string">
            <text:p>215.8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608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388.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3645.4</text:p>
          </table:table-cell>
          <table:table-cell table:style-name="ce2" office:value-type="string" calcext:value-type="string">
            <text:p>4109.7</text:p>
          </table:table-cell>
          <table:table-cell table:style-name="ce2" office:value-type="string" calcext:value-type="string">
            <text:p>3330.7</text:p>
          </table:table-cell>
          <table:table-cell table:style-name="ce2" office:value-type="string" calcext:value-type="string">
            <text:p>4334.8</text:p>
          </table:table-cell>
          <table:table-cell table:style-name="ce2" office:value-type="string" calcext:value-type="string">
            <text:p>3722.0</text:p>
          </table:table-cell>
          <table:table-cell table:style-name="ce2" office:value-type="string" calcext:value-type="string">
            <text:p>2804.7</text:p>
          </table:table-cell>
          <table:table-cell table:style-name="ce2" office:value-type="string" calcext:value-type="string">
            <text:p>1788.4</text:p>
          </table:table-cell>
          <table:table-cell table:style-name="ce2" office:value-type="string" calcext:value-type="string">
            <text:p>91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6861.0</text:p>
          </table:table-cell>
          <table:table-cell table:style-name="ce2" office:value-type="string" calcext:value-type="string">
            <text:p>8473.8</text:p>
          </table:table-cell>
          <table:table-cell table:style-name="ce2" office:value-type="string" calcext:value-type="string">
            <text:p>7720.0</text:p>
          </table:table-cell>
          <table:table-cell table:style-name="ce2" office:value-type="string" calcext:value-type="string">
            <text:p>6404.0</text:p>
          </table:table-cell>
          <table:table-cell table:style-name="ce2" office:value-type="string" calcext:value-type="string">
            <text:p>7387.1</text:p>
          </table:table-cell>
          <table:table-cell table:style-name="ce2" office:value-type="string" calcext:value-type="string">
            <text:p>6725.2</text:p>
          </table:table-cell>
          <table:table-cell table:style-name="ce2" office:value-type="string" calcext:value-type="string">
            <text:p>6851.3</text:p>
          </table:table-cell>
          <table:table-cell table:style-name="ce2" office:value-type="string" calcext:value-type="string">
            <text:p>604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9573.3</text:p>
          </table:table-cell>
          <table:table-cell table:style-name="ce2" office:value-type="string" calcext:value-type="string">
            <text:p>10452.5</text:p>
          </table:table-cell>
          <table:table-cell table:style-name="ce2" office:value-type="string" calcext:value-type="string">
            <text:p>10884.4</text:p>
          </table:table-cell>
          <table:table-cell table:style-name="ce2" office:value-type="string" calcext:value-type="string">
            <text:p>8679.6</text:p>
          </table:table-cell>
          <table:table-cell table:style-name="ce2" office:value-type="string" calcext:value-type="string">
            <text:p>9081.0</text:p>
          </table:table-cell>
          <table:table-cell table:style-name="ce2" office:value-type="string" calcext:value-type="string">
            <text:p>9535.9</text:p>
          </table:table-cell>
          <table:table-cell table:style-name="ce2" office:value-type="string" calcext:value-type="string">
            <text:p>15639.4</text:p>
          </table:table-cell>
          <table:table-cell table:style-name="ce2" office:value-type="float" office:value="7659.1" calcext:value-type="float">
            <text:p>765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3200.4</text:p>
          </table:table-cell>
          <table:table-cell office:value-type="string" calcext:value-type="string">
            <text:p>11668.7</text:p>
          </table:table-cell>
          <table:table-cell office:value-type="string" calcext:value-type="string">
            <text:p>12341.2</text:p>
          </table:table-cell>
          <table:table-cell office:value-type="string" calcext:value-type="string">
            <text:p>10795.3</text:p>
          </table:table-cell>
          <table:table-cell office:value-type="string" calcext:value-type="string">
            <text:p>10607.8</text:p>
          </table:table-cell>
          <table:table-cell office:value-type="string" calcext:value-type="string">
            <text:p>11300.8</text:p>
          </table:table-cell>
          <table:table-cell office:value-type="string" calcext:value-type="string">
            <text:p>11520.5</text:p>
          </table:table-cell>
          <table:table-cell office:value-type="string" calcext:value-type="string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1310.8</text:p>
          </table:table-cell>
          <table:table-cell office:value-type="string" calcext:value-type="string">
            <text:p>10218.7</text:p>
          </table:table-cell>
          <table:table-cell office:value-type="string" calcext:value-type="string">
            <text:p>11034.3</text:p>
          </table:table-cell>
          <table:table-cell office:value-type="string" calcext:value-type="string">
            <text:p>10746.9</text:p>
          </table:table-cell>
          <table:table-cell office:value-type="string" calcext:value-type="string">
            <text:p>10847.7</text:p>
          </table:table-cell>
          <table:table-cell office:value-type="string" calcext:value-type="string">
            <text:p>9225.0</text:p>
          </table:table-cell>
          <table:table-cell office:value-type="string" calcext:value-type="string">
            <text:p>10257.2</text:p>
          </table:table-cell>
          <table:table-cell office:value-type="string" calcext:value-type="string">
            <text:p>737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9402.4</text:p>
          </table:table-cell>
          <table:table-cell office:value-type="string" calcext:value-type="string">
            <text:p>9689.8</text:p>
          </table:table-cell>
          <table:table-cell office:value-type="string" calcext:value-type="string">
            <text:p>8843.1</text:p>
          </table:table-cell>
          <table:table-cell office:value-type="string" calcext:value-type="string">
            <text:p>8719.6</text:p>
          </table:table-cell>
          <table:table-cell office:value-type="string" calcext:value-type="string">
            <text:p>8657.9</text:p>
          </table:table-cell>
          <table:table-cell office:value-type="string" calcext:value-type="string">
            <text:p>7919.8</text:p>
          </table:table-cell>
          <table:table-cell office:value-type="string" calcext:value-type="string">
            <text:p>8257.8</text:p>
          </table:table-cell>
          <table:table-cell office:value-type="string" calcext:value-type="string">
            <text:p>7568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7283.3</text:p>
          </table:table-cell>
          <table:table-cell office:value-type="string" calcext:value-type="string">
            <text:p>7285.0</text:p>
          </table:table-cell>
          <table:table-cell office:value-type="string" calcext:value-type="string">
            <text:p>6396.5</text:p>
          </table:table-cell>
          <table:table-cell office:value-type="string" calcext:value-type="string">
            <text:p>7309.9</text:p>
          </table:table-cell>
          <table:table-cell office:value-type="string" calcext:value-type="string">
            <text:p>6967.5</text:p>
          </table:table-cell>
          <table:table-cell office:value-type="string" calcext:value-type="string">
            <text:p>6225.4</text:p>
          </table:table-cell>
          <table:table-cell office:value-type="string" calcext:value-type="string">
            <text:p>5355.9</text:p>
          </table:table-cell>
          <table:table-cell office:value-type="string" calcext:value-type="string">
            <text:p>4804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4359.2</text:p>
          </table:table-cell>
          <table:table-cell office:value-type="string" calcext:value-type="string">
            <text:p>4759.3</text:p>
          </table:table-cell>
          <table:table-cell office:value-type="string" calcext:value-type="string">
            <text:p>3424.8</text:p>
          </table:table-cell>
          <table:table-cell office:value-type="string" calcext:value-type="string">
            <text:p>4964.6</text:p>
          </table:table-cell>
          <table:table-cell office:value-type="string" calcext:value-type="string">
            <text:p>4732.4</text:p>
          </table:table-cell>
          <table:table-cell office:value-type="string" calcext:value-type="string">
            <text:p>1748.7</text:p>
          </table:table-cell>
          <table:table-cell office:value-type="string" calcext:value-type="string">
            <text:p>2038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644.0</text:p>
          </table:table-cell>
          <table:table-cell office:value-type="string" calcext:value-type="string">
            <text:p>152.7</text:p>
          </table:table-cell>
          <table:table-cell office:value-type="string" calcext:value-type="string">
            <text:p>2088.6</text:p>
          </table:table-cell>
          <table:table-cell office:value-type="string" calcext:value-type="string">
            <text:p>1396.7</text:p>
          </table:table-cell>
          <table:table-cell office:value-type="string" calcext:value-type="string">
            <text:p>1309.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025.7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095.6</text:p>
          </table:table-cell>
          <table:table-cell office:value-type="string" calcext:value-type="string">
            <text:p>588.9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4046.6</text:p>
          </table:table-cell>
          <table:table-cell office:value-type="string" calcext:value-type="string">
            <text:p>4119.6</text:p>
          </table:table-cell>
          <table:table-cell office:value-type="string" calcext:value-type="string">
            <text:p>1398.1</text:p>
          </table:table-cell>
          <table:table-cell office:value-type="string" calcext:value-type="string">
            <text:p>2390.1</text:p>
          </table:table-cell>
          <table:table-cell office:value-type="string" calcext:value-type="string">
            <text:p>2056.2</text:p>
          </table:table-cell>
          <table:table-cell office:value-type="string" calcext:value-type="string">
            <text:p>1887.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4977.9</text:p>
          </table:table-cell>
          <table:table-cell office:value-type="string" calcext:value-type="string">
            <text:p>5278.8</text:p>
          </table:table-cell>
          <table:table-cell office:value-type="string" calcext:value-type="string">
            <text:p>5280.4</text:p>
          </table:table-cell>
          <table:table-cell office:value-type="string" calcext:value-type="string">
            <text:p>5770.5</text:p>
          </table:table-cell>
          <table:table-cell office:value-type="string" calcext:value-type="string">
            <text:p>5365.9</text:p>
          </table:table-cell>
          <table:table-cell office:value-type="string" calcext:value-type="string">
            <text:p>3962.5</text:p>
          </table:table-cell>
          <table:table-cell office:value-type="string" calcext:value-type="string">
            <text:p>4000.2</text:p>
          </table:table-cell>
          <table:table-cell office:value-type="string" calcext:value-type="string">
            <text:p>1871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8298.6</text:p>
          </table:table-cell>
          <table:table-cell office:value-type="string" calcext:value-type="string">
            <text:p>9913.8</text:p>
          </table:table-cell>
          <table:table-cell office:value-type="string" calcext:value-type="string">
            <text:p>9154.2</text:p>
          </table:table-cell>
          <table:table-cell office:value-type="string" calcext:value-type="string">
            <text:p>7844.0</text:p>
          </table:table-cell>
          <table:table-cell office:value-type="string" calcext:value-type="string">
            <text:p>8822.0</text:p>
          </table:table-cell>
          <table:table-cell office:value-type="string" calcext:value-type="string">
            <text:p>8128.7</text:p>
          </table:table-cell>
          <table:table-cell office:value-type="string" calcext:value-type="string">
            <text:p>8239.6</text:p>
          </table:table-cell>
          <table:table-cell office:value-type="string" calcext:value-type="string">
            <text:p>74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1061.3</text:p>
          </table:table-cell>
          <table:table-cell office:value-type="string" calcext:value-type="string">
            <text:p>11940.5</text:p>
          </table:table-cell>
          <table:table-cell office:value-type="string" calcext:value-type="string">
            <text:p>12372.4</text:p>
          </table:table-cell>
          <table:table-cell office:value-type="string" calcext:value-type="string">
            <text:p>10167.6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023.9</text:p>
          </table:table-cell>
          <table:table-cell office:value-type="string" calcext:value-type="string">
            <text:p>18255.9</text:p>
          </table:table-cell>
          <table:table-cell office:value-type="string" calcext:value-type="string">
            <text:p>9142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156.7</text:p>
          </table:table-cell>
          <table:table-cell office:value-type="string" calcext:value-type="string">
            <text:p>13829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788.8</text:p>
          </table:table-cell>
          <table:table-cell office:value-type="string" calcext:value-type="string">
            <text:p>13007.7</text:p>
          </table:table-cell>
          <table:table-cell office:value-type="string" calcext:value-type="string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562.7</text:p>
          </table:table-cell>
          <table:table-cell office:value-type="string" calcext:value-type="string">
            <text:p>12378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601.2</text:p>
          </table:table-cell>
          <table:table-cell office:value-type="string" calcext:value-type="string">
            <text:p>871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77.8</text:p>
          </table:table-cell>
          <table:table-cell office:value-type="string" calcext:value-type="string">
            <text:p>10330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385.1</text:p>
          </table:table-cell>
          <table:table-cell office:value-type="string" calcext:value-type="string">
            <text:p>9710.8</text:p>
          </table:table-cell>
          <table:table-cell office:value-type="string" calcext:value-type="string">
            <text:p>903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06.2</text:p>
          </table:table-cell>
          <table:table-cell office:value-type="string" calcext:value-type="string">
            <text:p>7787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623.4</text:p>
          </table:table-cell>
          <table:table-cell office:value-type="string" calcext:value-type="string">
            <text:p>6609.3</text:p>
          </table:table-cell>
          <table:table-cell office:value-type="string" calcext:value-type="string">
            <text:p>618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074.9</text:p>
          </table:table-cell>
          <table:table-cell office:value-type="string" calcext:value-type="string">
            <text:p>463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19.7</text:p>
          </table:table-cell>
          <table:table-cell office:value-type="string" calcext:value-type="string">
            <text:p>4682.4</text:p>
          </table:table-cell>
          <table:table-cell office:value-type="string" calcext:value-type="string">
            <text:p>3085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89.6</text:p>
          </table:table-cell>
          <table:table-cell office:value-type="string" calcext:value-type="string">
            <text:p>2989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77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10.3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00.9</text:p>
          </table:table-cell>
          <table:table-cell office:value-type="string" calcext:value-type="string">
            <text:p>3576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11.9</text:p>
          </table:table-cell>
          <table:table-cell office:value-type="string" calcext:value-type="string">
            <text:p>1345.3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62.7</text:p>
          </table:table-cell>
          <table:table-cell office:value-type="string" calcext:value-type="string">
            <text:p>663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32.2</text:p>
          </table:table-cell>
          <table:table-cell office:value-type="string" calcext:value-type="string">
            <text:p>4795.3</text:p>
          </table:table-cell>
          <table:table-cell office:value-type="string" calcext:value-type="string">
            <text:p>443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353.8</text:p>
          </table:table-cell>
          <table:table-cell office:value-type="string" calcext:value-type="string">
            <text:p>10593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58.0</text:p>
          </table:table-cell>
          <table:table-cell office:value-type="string" calcext:value-type="string">
            <text:p>9658.1</text:p>
          </table:table-cell>
          <table:table-cell office:value-type="string" calcext:value-type="string">
            <text:p>887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28.5</text:p>
          </table:table-cell>
          <table:table-cell office:value-type="string" calcext:value-type="string">
            <text:p>13860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511.9</text:p>
          </table:table-cell>
          <table:table-cell office:value-type="string" calcext:value-type="string">
            <text:p>20887.4</text:p>
          </table:table-cell>
          <table:table-cell office:value-type="string" calcext:value-type="string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11712.4" calcext:value-type="float">
            <text:p>11712.4</text:p>
          </table:table-cell>
          <table:table-cell office:value-type="float" office:value="10180.7" calcext:value-type="float">
            <text:p>10180.7</text:p>
          </table:table-cell>
          <table:table-cell office:value-type="float" office:value="10855.3" calcext:value-type="float">
            <text:p>10855.3</text:p>
          </table:table-cell>
          <table:table-cell office:value-type="float" office:value="9307.3" calcext:value-type="float">
            <text:p>9307.3</text:p>
          </table:table-cell>
          <table:table-cell office:value-type="float" office:value="9119.8" calcext:value-type="float">
            <text:p>9119.8</text:p>
          </table:table-cell>
          <table:table-cell office:value-type="float" office:value="9812.8" calcext:value-type="float">
            <text:p>9812.8</text:p>
          </table:table-cell>
          <table:table-cell office:value-type="float" office:value="10042" calcext:value-type="float">
            <text:p>10042</text:p>
          </table:table-cell>
          <table:table-cell office:value-type="float" office:value="9264.6" calcext:value-type="float">
            <text:p>9264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9966.8" calcext:value-type="float">
            <text:p>9966.8</text:p>
          </table:table-cell>
          <table:table-cell office:value-type="float" office:value="8874.7" calcext:value-type="float">
            <text:p>8874.7</text:p>
          </table:table-cell>
          <table:table-cell office:value-type="float" office:value="9690.3" calcext:value-type="float">
            <text:p>9690.3</text:p>
          </table:table-cell>
          <table:table-cell office:value-type="float" office:value="9402.9" calcext:value-type="float">
            <text:p>9402.9</text:p>
          </table:table-cell>
          <table:table-cell office:value-type="float" office:value="9503.7" calcext:value-type="float">
            <text:p>9503.7</text:p>
          </table:table-cell>
          <table:table-cell office:value-type="float" office:value="7883.1" calcext:value-type="float">
            <text:p>7883.1</text:p>
          </table:table-cell>
          <table:table-cell office:value-type="float" office:value="8913.2" calcext:value-type="float">
            <text:p>8913.2</text:p>
          </table:table-cell>
          <table:table-cell office:value-type="float" office:value="6041.6" calcext:value-type="float">
            <text:p>6041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922.7" calcext:value-type="float">
            <text:p>7922.7</text:p>
          </table:table-cell>
          <table:table-cell office:value-type="float" office:value="8207.7" calcext:value-type="float">
            <text:p>8207.7</text:p>
          </table:table-cell>
          <table:table-cell office:value-type="float" office:value="7369.8" calcext:value-type="float">
            <text:p>7369.8</text:p>
          </table:table-cell>
          <table:table-cell office:value-type="float" office:value="7252.2" calcext:value-type="float">
            <text:p>7252.2</text:p>
          </table:table-cell>
          <table:table-cell office:value-type="float" office:value="7178" calcext:value-type="float">
            <text:p>7178</text:p>
          </table:table-cell>
          <table:table-cell office:value-type="float" office:value="6489.1" calcext:value-type="float">
            <text:p>6489.1</text:p>
          </table:table-cell>
          <table:table-cell office:value-type="float" office:value="6834.6" calcext:value-type="float">
            <text:p>6834.6</text:p>
          </table:table-cell>
          <table:table-cell office:value-type="float" office:value="6118.4" calcext:value-type="float">
            <text:p>6118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5877.4" calcext:value-type="float">
            <text:p>5877.4</text:p>
          </table:table-cell>
          <table:table-cell office:value-type="float" office:value="5914.4" calcext:value-type="float">
            <text:p>5914.4</text:p>
          </table:table-cell>
          <table:table-cell office:value-type="float" office:value="5072.2" calcext:value-type="float">
            <text:p>5072.2</text:p>
          </table:table-cell>
          <table:table-cell office:value-type="float" office:value="5896.3" calcext:value-type="float">
            <text:p>5896.3</text:p>
          </table:table-cell>
          <table:table-cell office:value-type="float" office:value="5583.5" calcext:value-type="float">
            <text:p>5583.5</text:p>
          </table:table-cell>
          <table:table-cell office:value-type="float" office:value="3120.2" calcext:value-type="float">
            <text:p>3120.2</text:p>
          </table:table-cell>
          <table:table-cell office:value-type="float" office:value="3813.8" calcext:value-type="float">
            <text:p>3813.8</text:p>
          </table:table-cell>
          <table:table-cell office:value-type="float" office:value="2469.9" calcext:value-type="float">
            <text:p>2469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069.9" calcext:value-type="float">
            <text:p>1069.9</text:p>
          </table:table-cell>
          <table:table-cell office:value-type="float" office:value="2174.8" calcext:value-type="float">
            <text:p>2174.8</text:p>
          </table:table-cell>
          <table:table-cell office:value-type="float" office:value="1543.9" calcext:value-type="float">
            <text:p>1543.9</text:p>
          </table:table-cell>
          <table:table-cell office:value-type="float" office:value="3070" calcext:value-type="float">
            <text:p>3070</text:p>
          </table:table-cell>
          <table:table-cell office:value-type="float" office:value="3027.1" calcext:value-type="float">
            <text:p>3027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740.6" calcext:value-type="float">
            <text:p>74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3645.4" calcext:value-type="float">
            <text:p>3645.4</text:p>
          </table:table-cell>
          <table:table-cell office:value-type="float" office:value="3218.1" calcext:value-type="float">
            <text:p>3218.1</text:p>
          </table:table-cell>
          <table:table-cell office:value-type="float" office:value="1865.2" calcext:value-type="float">
            <text:p>1865.2</text:p>
          </table:table-cell>
          <table:table-cell office:value-type="float" office:value="4227.7" calcext:value-type="float">
            <text:p>4227.7</text:p>
          </table:table-cell>
          <table:table-cell office:value-type="float" office:value="2055.7" calcext:value-type="float">
            <text:p>2055.7</text:p>
          </table:table-cell>
          <table:table-cell office:value-type="float" office:value="2791.8" calcext:value-type="float">
            <text:p>2791.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6861" calcext:value-type="float">
            <text:p>6861</text:p>
          </table:table-cell>
          <table:table-cell office:value-type="float" office:value="8473.8" calcext:value-type="float">
            <text:p>8473.8</text:p>
          </table:table-cell>
          <table:table-cell office:value-type="float" office:value="7720" calcext:value-type="float">
            <text:p>7720</text:p>
          </table:table-cell>
          <table:table-cell office:value-type="float" office:value="6404" calcext:value-type="float">
            <text:p>6404</text:p>
          </table:table-cell>
          <table:table-cell office:value-type="float" office:value="7387.1" calcext:value-type="float">
            <text:p>7387.1</text:p>
          </table:table-cell>
          <table:table-cell office:value-type="float" office:value="6725.2" calcext:value-type="float">
            <text:p>6725.2</text:p>
          </table:table-cell>
          <table:table-cell office:value-type="float" office:value="6851.3" calcext:value-type="float">
            <text:p>6851.3</text:p>
          </table:table-cell>
          <table:table-cell office:value-type="float" office:value="5536.8" calcext:value-type="float">
            <text:p>5536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9573.3" calcext:value-type="float">
            <text:p>9573.3</text:p>
          </table:table-cell>
          <table:table-cell office:value-type="float" office:value="10452.5" calcext:value-type="float">
            <text:p>10452.5</text:p>
          </table:table-cell>
          <table:table-cell office:value-type="float" office:value="10884.4" calcext:value-type="float">
            <text:p>10884.4</text:p>
          </table:table-cell>
          <table:table-cell office:value-type="float" office:value="8679.6" calcext:value-type="float">
            <text:p>8679.6</text:p>
          </table:table-cell>
          <table:table-cell office:value-type="float" office:value="9081" calcext:value-type="float">
            <text:p>9081</text:p>
          </table:table-cell>
          <table:table-cell office:value-type="float" office:value="9535.9" calcext:value-type="float">
            <text:p>9535.9</text:p>
          </table:table-cell>
          <table:table-cell office:value-type="float" office:value="15639.4" calcext:value-type="float">
            <text:p>15639.4</text:p>
          </table:table-cell>
          <table:table-cell office:value-type="float" office:value="7659.1" calcext:value-type="float">
            <text:p>765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13200.4" calcext:value-type="float">
            <text:p>13200.4</text:p>
          </table:table-cell>
          <table:table-cell office:value-type="float" office:value="11668.7" calcext:value-type="float">
            <text:p>11668.7</text:p>
          </table:table-cell>
          <table:table-cell office:value-type="float" office:value="12341.2" calcext:value-type="float">
            <text:p>12341.2</text:p>
          </table:table-cell>
          <table:table-cell office:value-type="float" office:value="10795.3" calcext:value-type="float">
            <text:p>10795.3</text:p>
          </table:table-cell>
          <table:table-cell office:value-type="float" office:value="10607.8" calcext:value-type="float">
            <text:p>10607.8</text:p>
          </table:table-cell>
          <table:table-cell office:value-type="float" office:value="11300.8" calcext:value-type="float">
            <text:p>11300.8</text:p>
          </table:table-cell>
          <table:table-cell office:value-type="float" office:value="11520.5" calcext:value-type="float">
            <text:p>11520.5</text:p>
          </table:table-cell>
          <table:table-cell office:value-type="float" office:value="10752.6" calcext:value-type="float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1310.8" calcext:value-type="float">
            <text:p>11310.8</text:p>
          </table:table-cell>
          <table:table-cell office:value-type="float" office:value="10218.7" calcext:value-type="float">
            <text:p>10218.7</text:p>
          </table:table-cell>
          <table:table-cell office:value-type="float" office:value="11034.3" calcext:value-type="float">
            <text:p>11034.3</text:p>
          </table:table-cell>
          <table:table-cell office:value-type="float" office:value="10746.9" calcext:value-type="float">
            <text:p>10746.9</text:p>
          </table:table-cell>
          <table:table-cell office:value-type="float" office:value="10847.7" calcext:value-type="float">
            <text:p>10847.7</text:p>
          </table:table-cell>
          <table:table-cell office:value-type="float" office:value="9225" calcext:value-type="float">
            <text:p>9225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7375.6" calcext:value-type="float">
            <text:p>737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9402.4" calcext:value-type="float">
            <text:p>9402.4</text:p>
          </table:table-cell>
          <table:table-cell office:value-type="float" office:value="9689.8" calcext:value-type="float">
            <text:p>9689.8</text:p>
          </table:table-cell>
          <table:table-cell office:value-type="float" office:value="8843.1" calcext:value-type="float">
            <text:p>8843.1</text:p>
          </table:table-cell>
          <table:table-cell office:value-type="float" office:value="8719.6" calcext:value-type="float">
            <text:p>8719.6</text:p>
          </table:table-cell>
          <table:table-cell office:value-type="float" office:value="8657.9" calcext:value-type="float">
            <text:p>8657.9</text:p>
          </table:table-cell>
          <table:table-cell office:value-type="float" office:value="7919.8" calcext:value-type="float">
            <text:p>7919.8</text:p>
          </table:table-cell>
          <table:table-cell office:value-type="float" office:value="8257.8" calcext:value-type="float">
            <text:p>8257.8</text:p>
          </table:table-cell>
          <table:table-cell office:value-type="float" office:value="7568.3" calcext:value-type="float">
            <text:p>7568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283.3" calcext:value-type="float">
            <text:p>7283.3</text:p>
          </table:table-cell>
          <table:table-cell office:value-type="float" office:value="7285" calcext:value-type="float">
            <text:p>7285</text:p>
          </table:table-cell>
          <table:table-cell office:value-type="float" office:value="6396.5" calcext:value-type="float">
            <text:p>6396.5</text:p>
          </table:table-cell>
          <table:table-cell office:value-type="float" office:value="7309.9" calcext:value-type="float">
            <text:p>7309.9</text:p>
          </table:table-cell>
          <table:table-cell office:value-type="float" office:value="6967.5" calcext:value-type="float">
            <text:p>6967.5</text:p>
          </table:table-cell>
          <table:table-cell office:value-type="float" office:value="6225.4" calcext:value-type="float">
            <text:p>6225.4</text:p>
          </table:table-cell>
          <table:table-cell office:value-type="float" office:value="5355.9" calcext:value-type="float">
            <text:p>5355.9</text:p>
          </table:table-cell>
          <table:table-cell office:value-type="float" office:value="3284.2" calcext:value-type="float">
            <text:p>328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4359.2" calcext:value-type="float">
            <text:p>4359.2</text:p>
          </table:table-cell>
          <table:table-cell office:value-type="float" office:value="2826.2" calcext:value-type="float">
            <text:p>2826.2</text:p>
          </table:table-cell>
          <table:table-cell office:value-type="float" office:value="3424.8" calcext:value-type="float">
            <text:p>3424.8</text:p>
          </table:table-cell>
          <table:table-cell office:value-type="float" office:value="4465" calcext:value-type="float">
            <text:p>4465</text:p>
          </table:table-cell>
          <table:table-cell office:value-type="float" office:value="4254.8" calcext:value-type="float">
            <text:p>4254.8</text:p>
          </table:table-cell>
          <table:table-cell office:value-type="float" office:value="1907.2" calcext:value-type="float">
            <text:p>1907.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1795.8" calcext:value-type="float">
            <text:p>1795.8</text:p>
          </table:table-cell>
          <table:table-cell office:value-type="float" office:value="0" calcext:value-type="float">
            <text:p>0</text:p>
          </table:table-cell>
          <table:table-cell office:value-type="float" office:value="729.2" calcext:value-type="float">
            <text:p>729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3385.3" calcext:value-type="float">
            <text:p>3385.3</text:p>
          </table:table-cell>
          <table:table-cell office:value-type="float" office:value="2766.9" calcext:value-type="float">
            <text:p>2766.9</text:p>
          </table:table-cell>
          <table:table-cell office:value-type="float" office:value="1458" calcext:value-type="float">
            <text:p>1458</text:p>
          </table:table-cell>
          <table:table-cell office:value-type="float" office:value="442.1" calcext:value-type="float">
            <text:p>442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4977.9" calcext:value-type="float">
            <text:p>4977.9</text:p>
          </table:table-cell>
          <table:table-cell office:value-type="float" office:value="5278.8" calcext:value-type="float">
            <text:p>5278.8</text:p>
          </table:table-cell>
          <table:table-cell office:value-type="float" office:value="5280.4" calcext:value-type="float">
            <text:p>5280.4</text:p>
          </table:table-cell>
          <table:table-cell office:value-type="float" office:value="5770.5" calcext:value-type="float">
            <text:p>5770.5</text:p>
          </table:table-cell>
          <table:table-cell office:value-type="float" office:value="5365.9" calcext:value-type="float">
            <text:p>5365.9</text:p>
          </table:table-cell>
          <table:table-cell office:value-type="float" office:value="3925.9" calcext:value-type="float">
            <text:p>3925.9</text:p>
          </table:table-cell>
          <table:table-cell office:value-type="float" office:value="2673.9" calcext:value-type="float">
            <text:p>2673.9</text:p>
          </table:table-cell>
          <table:table-cell office:value-type="float" office:value="151.2" calcext:value-type="float">
            <text:p>151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8298.6" calcext:value-type="float">
            <text:p>8298.6</text:p>
          </table:table-cell>
          <table:table-cell office:value-type="float" office:value="9913.8" calcext:value-type="float">
            <text:p>9913.8</text:p>
          </table:table-cell>
          <table:table-cell office:value-type="float" office:value="9154.2" calcext:value-type="float">
            <text:p>9154.2</text:p>
          </table:table-cell>
          <table:table-cell office:value-type="float" office:value="7844" calcext:value-type="float">
            <text:p>7844</text:p>
          </table:table-cell>
          <table:table-cell office:value-type="float" office:value="8822" calcext:value-type="float">
            <text:p>8822</text:p>
          </table:table-cell>
          <table:table-cell office:value-type="float" office:value="8128.7" calcext:value-type="float">
            <text:p>8128.7</text:p>
          </table:table-cell>
          <table:table-cell office:value-type="float" office:value="8239.6" calcext:value-type="float">
            <text:p>8239.6</text:p>
          </table:table-cell>
          <table:table-cell office:value-type="float" office:value="7441.6" calcext:value-type="float">
            <text:p>7441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11061.3" calcext:value-type="float">
            <text:p>11061.3</text:p>
          </table:table-cell>
          <table:table-cell office:value-type="float" office:value="11940.5" calcext:value-type="float">
            <text:p>11940.5</text:p>
          </table:table-cell>
          <table:table-cell office:value-type="float" office:value="12372.4" calcext:value-type="float">
            <text:p>12372.4</text:p>
          </table:table-cell>
          <table:table-cell office:value-type="float" office:value="10167.6" calcext:value-type="float">
            <text:p>10167.6</text:p>
          </table:table-cell>
          <table:table-cell office:value-type="float" office:value="10569" calcext:value-type="float">
            <text:p>10569</text:p>
          </table:table-cell>
          <table:table-cell office:value-type="float" office:value="11023.9" calcext:value-type="float">
            <text:p>11023.9</text:p>
          </table:table-cell>
          <table:table-cell office:value-type="float" office:value="18255.9" calcext:value-type="float">
            <text:p>18255.9</text:p>
          </table:table-cell>
          <table:table-cell office:value-type="float" office:value="9142.7" calcext:value-type="float">
            <text:p>91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13156.7" calcext:value-type="float">
            <text:p>13156.7</text:p>
          </table:table-cell>
          <table:table-cell office:value-type="float" office:value="13829.2" calcext:value-type="float">
            <text:p>1382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8.8" calcext:value-type="float">
            <text:p>12788.8</text:p>
          </table:table-cell>
          <table:table-cell office:value-type="float" office:value="13007.7" calcext:value-type="float">
            <text:p>13007.7</text:p>
          </table:table-cell>
          <table:table-cell office:value-type="float" office:value="12240.6" calcext:value-type="float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1562.7" calcext:value-type="float">
            <text:p>11562.7</text:p>
          </table:table-cell>
          <table:table-cell office:value-type="float" office:value="12378.3" calcext:value-type="float">
            <text:p>1237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float" office:value="11601.2" calcext:value-type="float">
            <text:p>11601.2</text:p>
          </table:table-cell>
          <table:table-cell office:value-type="float" office:value="8719.2" calcext:value-type="float">
            <text:p>871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11177.8" calcext:value-type="float">
            <text:p>11177.8</text:p>
          </table:table-cell>
          <table:table-cell office:value-type="float" office:value="10330.9" calcext:value-type="float">
            <text:p>1033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5.1" calcext:value-type="float">
            <text:p>9385.1</text:p>
          </table:table-cell>
          <table:table-cell office:value-type="float" office:value="9710.8" calcext:value-type="float">
            <text:p>9710.8</text:p>
          </table:table-cell>
          <table:table-cell office:value-type="float" office:value="9039.1" calcext:value-type="float">
            <text:p>903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7551.9" calcext:value-type="float">
            <text:p>7551.9</text:p>
          </table:table-cell>
          <table:table-cell office:value-type="float" office:value="7787" calcext:value-type="float">
            <text:p>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3.4" calcext:value-type="float">
            <text:p>7623.4</text:p>
          </table:table-cell>
          <table:table-cell office:value-type="float" office:value="6609.3" calcext:value-type="float">
            <text:p>6609.3</text:p>
          </table:table-cell>
          <table:table-cell office:value-type="float" office:value="6188" calcext:value-type="float">
            <text:p>618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7.2" calcext:value-type="float">
            <text:p>46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9.7" calcext:value-type="float">
            <text:p>4719.7</text:p>
          </table:table-cell>
          <table:table-cell office:value-type="float" office:value="4291" calcext:value-type="float">
            <text:p>4291</text:p>
          </table:table-cell>
          <table:table-cell office:value-type="float" office:value="2768.5" calcext:value-type="float">
            <text:p>2768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.3" calcext:value-type="float">
            <text:p>7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.4" calcext:value-type="float">
            <text:p>16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281.6" calcext:value-type="float">
            <text:p>5281.6</text:p>
          </table:table-cell>
          <table:table-cell office:value-type="float" office:value="6634.5" calcext:value-type="float">
            <text:p>66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2.2" calcext:value-type="float">
            <text:p>5232.2</text:p>
          </table:table-cell>
          <table:table-cell office:value-type="float" office:value="4795.3" calcext:value-type="float">
            <text:p>4795.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11353.8" calcext:value-type="float">
            <text:p>11353.8</text:p>
          </table:table-cell>
          <table:table-cell office:value-type="float" office:value="10593.5" calcext:value-type="float">
            <text:p>105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8" calcext:value-type="float">
            <text:p>9558</text:p>
          </table:table-cell>
          <table:table-cell office:value-type="float" office:value="9658.1" calcext:value-type="float">
            <text:p>9658.1</text:p>
          </table:table-cell>
          <table:table-cell office:value-type="float" office:value="8442.5" calcext:value-type="float">
            <text:p>8442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3428.5" calcext:value-type="float">
            <text:p>13428.5</text:p>
          </table:table-cell>
          <table:table-cell office:value-type="float" office:value="13860.4" calcext:value-type="float">
            <text:p>138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1.9" calcext:value-type="float">
            <text:p>12511.9</text:p>
          </table:table-cell>
          <table:table-cell office:value-type="float" office:value="20887.4" calcext:value-type="float">
            <text:p>20887.4</text:p>
          </table:table-cell>
          <table:table-cell office:value-type="float" office:value="10630.7" calcext:value-type="float">
            <text:p>10630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19&quot;"/>
        </table:named-expressions>
      </table:table>
      <table:table table:name="dh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13200.4</text:p>
          </table:table-cell>
          <table:table-cell table:style-name="ce2" office:value-type="string" calcext:value-type="string">
            <text:p>11668.7</text:p>
          </table:table-cell>
          <table:table-cell table:style-name="ce2" office:value-type="string" calcext:value-type="string">
            <text:p>12341.2</text:p>
          </table:table-cell>
          <table:table-cell table:style-name="ce2" office:value-type="string" calcext:value-type="string">
            <text:p>10795.3</text:p>
          </table:table-cell>
          <table:table-cell table:style-name="ce2" office:value-type="string" calcext:value-type="string">
            <text:p>10607.8</text:p>
          </table:table-cell>
          <table:table-cell table:style-name="ce2" office:value-type="string" calcext:value-type="string">
            <text:p>11300.8</text:p>
          </table:table-cell>
          <table:table-cell table:style-name="ce2" office:value-type="string" calcext:value-type="string">
            <text:p>11520.5</text:p>
          </table:table-cell>
          <table:table-cell table:style-name="ce2" office:value-type="string" calcext:value-type="string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11310.8</text:p>
          </table:table-cell>
          <table:table-cell table:style-name="ce2" office:value-type="string" calcext:value-type="string">
            <text:p>10218.7</text:p>
          </table:table-cell>
          <table:table-cell table:style-name="ce2" office:value-type="string" calcext:value-type="string">
            <text:p>11034.3</text:p>
          </table:table-cell>
          <table:table-cell table:style-name="ce2" office:value-type="string" calcext:value-type="string">
            <text:p>10746.9</text:p>
          </table:table-cell>
          <table:table-cell table:style-name="ce2" office:value-type="string" calcext:value-type="string">
            <text:p>10847.7</text:p>
          </table:table-cell>
          <table:table-cell table:style-name="ce2" office:value-type="string" calcext:value-type="string">
            <text:p>9225.0</text:p>
          </table:table-cell>
          <table:table-cell table:style-name="ce2" office:value-type="string" calcext:value-type="string">
            <text:p>10257.2</text:p>
          </table:table-cell>
          <table:table-cell table:style-name="ce2" office:value-type="string" calcext:value-type="string">
            <text:p>737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9402.4</text:p>
          </table:table-cell>
          <table:table-cell table:style-name="ce2" office:value-type="string" calcext:value-type="string">
            <text:p>9689.8</text:p>
          </table:table-cell>
          <table:table-cell table:style-name="ce2" office:value-type="string" calcext:value-type="string">
            <text:p>8843.1</text:p>
          </table:table-cell>
          <table:table-cell table:style-name="ce2" office:value-type="string" calcext:value-type="string">
            <text:p>8719.6</text:p>
          </table:table-cell>
          <table:table-cell table:style-name="ce2" office:value-type="string" calcext:value-type="string">
            <text:p>8657.9</text:p>
          </table:table-cell>
          <table:table-cell table:style-name="ce2" office:value-type="string" calcext:value-type="string">
            <text:p>7919.8</text:p>
          </table:table-cell>
          <table:table-cell table:style-name="ce2" office:value-type="string" calcext:value-type="string">
            <text:p>8257.8</text:p>
          </table:table-cell>
          <table:table-cell table:style-name="ce2" office:value-type="string" calcext:value-type="string">
            <text:p>7568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7283.3</text:p>
          </table:table-cell>
          <table:table-cell table:style-name="ce2" office:value-type="string" calcext:value-type="string">
            <text:p>7285.0</text:p>
          </table:table-cell>
          <table:table-cell table:style-name="ce2" office:value-type="string" calcext:value-type="string">
            <text:p>6396.5</text:p>
          </table:table-cell>
          <table:table-cell table:style-name="ce2" office:value-type="string" calcext:value-type="string">
            <text:p>7309.9</text:p>
          </table:table-cell>
          <table:table-cell table:style-name="ce2" office:value-type="string" calcext:value-type="string">
            <text:p>6967.5</text:p>
          </table:table-cell>
          <table:table-cell table:style-name="ce2" office:value-type="string" calcext:value-type="string">
            <text:p>6225.4</text:p>
          </table:table-cell>
          <table:table-cell table:style-name="ce2" office:value-type="string" calcext:value-type="string">
            <text:p>5355.9</text:p>
          </table:table-cell>
          <table:table-cell table:style-name="ce2" office:value-type="string" calcext:value-type="string">
            <text:p>4671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3694.7</text:p>
          </table:table-cell>
          <table:table-cell table:style-name="ce2" office:value-type="string" calcext:value-type="string">
            <text:p>4759.3</text:p>
          </table:table-cell>
          <table:table-cell table:style-name="ce2" office:value-type="string" calcext:value-type="string">
            <text:p>3424.8</text:p>
          </table:table-cell>
          <table:table-cell table:style-name="ce2" office:value-type="string" calcext:value-type="string">
            <text:p>4964.6</text:p>
          </table:table-cell>
          <table:table-cell table:style-name="ce2" office:value-type="string" calcext:value-type="string">
            <text:p>4762.8</text:p>
          </table:table-cell>
          <table:table-cell table:style-name="ce2" office:value-type="string" calcext:value-type="string">
            <text:p>153.8</text:p>
          </table:table-cell>
          <table:table-cell table:style-name="ce2" office:value-type="string" calcext:value-type="string">
            <text:p>1149.5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567.2</text:p>
          </table:table-cell>
          <table:table-cell table:style-name="ce2" office:value-type="string" calcext:value-type="string">
            <text:p>1271.2</text:p>
          </table:table-cell>
          <table:table-cell table:style-name="ce2" office:value-type="string" calcext:value-type="string">
            <text:p>1210.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3101.3</text:p>
          </table:table-cell>
          <table:table-cell table:style-name="ce2" office:value-type="string" calcext:value-type="string">
            <text:p>311.6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190.7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887.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4977.9</text:p>
          </table:table-cell>
          <table:table-cell table:style-name="ce2" office:value-type="string" calcext:value-type="string">
            <text:p>5278.8</text:p>
          </table:table-cell>
          <table:table-cell table:style-name="ce2" office:value-type="string" calcext:value-type="string">
            <text:p>4156.7</text:p>
          </table:table-cell>
          <table:table-cell table:style-name="ce2" office:value-type="string" calcext:value-type="string">
            <text:p>5770.5</text:p>
          </table:table-cell>
          <table:table-cell table:style-name="ce2" office:value-type="string" calcext:value-type="string">
            <text:p>4872.7</text:p>
          </table:table-cell>
          <table:table-cell table:style-name="ce2" office:value-type="string" calcext:value-type="string">
            <text:p>3962.5</text:p>
          </table:table-cell>
          <table:table-cell table:style-name="ce2" office:value-type="string" calcext:value-type="string">
            <text:p>2367.4</text:p>
          </table:table-cell>
          <table:table-cell table:style-name="ce2" office:value-type="string" calcext:value-type="string">
            <text:p>115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8298.6</text:p>
          </table:table-cell>
          <table:table-cell table:style-name="ce2" office:value-type="string" calcext:value-type="string">
            <text:p>9913.8</text:p>
          </table:table-cell>
          <table:table-cell table:style-name="ce2" office:value-type="string" calcext:value-type="string">
            <text:p>9154.2</text:p>
          </table:table-cell>
          <table:table-cell table:style-name="ce2" office:value-type="string" calcext:value-type="string">
            <text:p>7844.0</text:p>
          </table:table-cell>
          <table:table-cell table:style-name="ce2" office:value-type="string" calcext:value-type="string">
            <text:p>8822.0</text:p>
          </table:table-cell>
          <table:table-cell table:style-name="ce2" office:value-type="string" calcext:value-type="string">
            <text:p>8128.7</text:p>
          </table:table-cell>
          <table:table-cell table:style-name="ce2" office:value-type="string" calcext:value-type="string">
            <text:p>8239.6</text:p>
          </table:table-cell>
          <table:table-cell table:style-name="ce2" office:value-type="string" calcext:value-type="string">
            <text:p>74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11061.3</text:p>
          </table:table-cell>
          <table:table-cell table:style-name="ce2" office:value-type="string" calcext:value-type="string">
            <text:p>11940.5</text:p>
          </table:table-cell>
          <table:table-cell table:style-name="ce2" office:value-type="string" calcext:value-type="string">
            <text:p>12372.4</text:p>
          </table:table-cell>
          <table:table-cell table:style-name="ce2" office:value-type="string" calcext:value-type="string">
            <text:p>10167.6</text:p>
          </table:table-cell>
          <table:table-cell table:style-name="ce2" office:value-type="string" calcext:value-type="string">
            <text:p>10569.0</text:p>
          </table:table-cell>
          <table:table-cell table:style-name="ce2" office:value-type="string" calcext:value-type="string">
            <text:p>11023.9</text:p>
          </table:table-cell>
          <table:table-cell table:style-name="ce2" office:value-type="string" calcext:value-type="string">
            <text:p>11021.0</text:p>
          </table:table-cell>
          <table:table-cell table:style-name="ce2" office:value-type="string" calcext:value-type="string">
            <text:p>9142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4688.4</text:p>
          </table:table-cell>
          <table:table-cell office:value-type="string" calcext:value-type="string">
            <text:p>13156.7</text:p>
          </table:table-cell>
          <table:table-cell office:value-type="string" calcext:value-type="string">
            <text:p>13829.2</text:p>
          </table:table-cell>
          <table:table-cell office:value-type="string" calcext:value-type="string">
            <text:p>12283.3</text:p>
          </table:table-cell>
          <table:table-cell office:value-type="string" calcext:value-type="string">
            <text:p>12095.8</text:p>
          </table:table-cell>
          <table:table-cell office:value-type="string" calcext:value-type="string">
            <text:p>12788.8</text:p>
          </table:table-cell>
          <table:table-cell office:value-type="string" calcext:value-type="string">
            <text:p>13007.7</text:p>
          </table:table-cell>
          <table:table-cell office:value-type="string" calcext:value-type="string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2654.8</text:p>
          </table:table-cell>
          <table:table-cell office:value-type="string" calcext:value-type="string">
            <text:p>11562.7</text:p>
          </table:table-cell>
          <table:table-cell office:value-type="string" calcext:value-type="string">
            <text:p>12378.3</text:p>
          </table:table-cell>
          <table:table-cell office:value-type="string" calcext:value-type="string">
            <text:p>12090.9</text:p>
          </table:table-cell>
          <table:table-cell office:value-type="string" calcext:value-type="string">
            <text:p>12191.7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601.2</text:p>
          </table:table-cell>
          <table:table-cell office:value-type="string" calcext:value-type="string">
            <text:p>871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0884.9</text:p>
          </table:table-cell>
          <table:table-cell office:value-type="string" calcext:value-type="string">
            <text:p>11177.8</text:p>
          </table:table-cell>
          <table:table-cell office:value-type="string" calcext:value-type="string">
            <text:p>10330.9</text:p>
          </table:table-cell>
          <table:table-cell office:value-type="string" calcext:value-type="string">
            <text:p>10206.4</text:p>
          </table:table-cell>
          <table:table-cell office:value-type="string" calcext:value-type="string">
            <text:p>10140.7</text:p>
          </table:table-cell>
          <table:table-cell office:value-type="string" calcext:value-type="string">
            <text:p>9385.1</text:p>
          </table:table-cell>
          <table:table-cell office:value-type="string" calcext:value-type="string">
            <text:p>9710.8</text:p>
          </table:table-cell>
          <table:table-cell office:value-type="string" calcext:value-type="string">
            <text:p>903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709.4</text:p>
          </table:table-cell>
          <table:table-cell office:value-type="string" calcext:value-type="string">
            <text:p>8706.2</text:p>
          </table:table-cell>
          <table:table-cell office:value-type="string" calcext:value-type="string">
            <text:p>7787.0</text:p>
          </table:table-cell>
          <table:table-cell office:value-type="string" calcext:value-type="string">
            <text:p>8742.9</text:p>
          </table:table-cell>
          <table:table-cell office:value-type="string" calcext:value-type="string">
            <text:p>8393.9</text:p>
          </table:table-cell>
          <table:table-cell office:value-type="string" calcext:value-type="string">
            <text:p>7623.4</text:p>
          </table:table-cell>
          <table:table-cell office:value-type="string" calcext:value-type="string">
            <text:p>6609.3</text:p>
          </table:table-cell>
          <table:table-cell office:value-type="string" calcext:value-type="string">
            <text:p>618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5655.9</text:p>
          </table:table-cell>
          <table:table-cell office:value-type="string" calcext:value-type="string">
            <text:p>6074.9</text:p>
          </table:table-cell>
          <table:table-cell office:value-type="string" calcext:value-type="string">
            <text:p>4637.2</text:p>
          </table:table-cell>
          <table:table-cell office:value-type="string" calcext:value-type="string">
            <text:p>6404.0</text:p>
          </table:table-cell>
          <table:table-cell office:value-type="string" calcext:value-type="string">
            <text:p>6049.8</text:p>
          </table:table-cell>
          <table:table-cell office:value-type="string" calcext:value-type="string">
            <text:p>2289.7</text:p>
          </table:table-cell>
          <table:table-cell office:value-type="string" calcext:value-type="string">
            <text:p>2615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3752.7</text:p>
          </table:table-cell>
          <table:table-cell office:value-type="string" calcext:value-type="string">
            <text:p>200.7</text:p>
          </table:table-cell>
          <table:table-cell office:value-type="string" calcext:value-type="string">
            <text:p>2878.9</text:p>
          </table:table-cell>
          <table:table-cell office:value-type="string" calcext:value-type="string">
            <text:p>1878.6</text:p>
          </table:table-cell>
          <table:table-cell office:value-type="string" calcext:value-type="string">
            <text:p>1780.9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14.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607.2</text:p>
          </table:table-cell>
          <table:table-cell office:value-type="string" calcext:value-type="string">
            <text:p>800.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5340.9</text:p>
          </table:table-cell>
          <table:table-cell office:value-type="string" calcext:value-type="string">
            <text:p>5508.4</text:p>
          </table:table-cell>
          <table:table-cell office:value-type="string" calcext:value-type="string">
            <text:p>1928.1</text:p>
          </table:table-cell>
          <table:table-cell office:value-type="string" calcext:value-type="string">
            <text:p>3112.4</text:p>
          </table:table-cell>
          <table:table-cell office:value-type="string" calcext:value-type="string">
            <text:p>2705.6</text:p>
          </table:table-cell>
          <table:table-cell office:value-type="string" calcext:value-type="string">
            <text:p>2462.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393.3</text:p>
          </table:table-cell>
          <table:table-cell office:value-type="string" calcext:value-type="string">
            <text:p>6509.3</text:p>
          </table:table-cell>
          <table:table-cell office:value-type="string" calcext:value-type="string">
            <text:p>6634.5</text:p>
          </table:table-cell>
          <table:table-cell office:value-type="string" calcext:value-type="string">
            <text:p>7251.6</text:p>
          </table:table-cell>
          <table:table-cell office:value-type="string" calcext:value-type="string">
            <text:p>6772.0</text:p>
          </table:table-cell>
          <table:table-cell office:value-type="string" calcext:value-type="string">
            <text:p>5232.2</text:p>
          </table:table-cell>
          <table:table-cell office:value-type="string" calcext:value-type="string">
            <text:p>5239.1</text:p>
          </table:table-cell>
          <table:table-cell office:value-type="string" calcext:value-type="string">
            <text:p>2373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9738.6</text:p>
          </table:table-cell>
          <table:table-cell office:value-type="string" calcext:value-type="string">
            <text:p>11353.8</text:p>
          </table:table-cell>
          <table:table-cell office:value-type="string" calcext:value-type="string">
            <text:p>10593.5</text:p>
          </table:table-cell>
          <table:table-cell office:value-type="string" calcext:value-type="string">
            <text:p>9284.0</text:p>
          </table:table-cell>
          <table:table-cell office:value-type="string" calcext:value-type="string">
            <text:p>10261.9</text:p>
          </table:table-cell>
          <table:table-cell office:value-type="string" calcext:value-type="string">
            <text:p>9558.0</text:p>
          </table:table-cell>
          <table:table-cell office:value-type="string" calcext:value-type="string">
            <text:p>9658.1</text:p>
          </table:table-cell>
          <table:table-cell office:value-type="string" calcext:value-type="string">
            <text:p>887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2549.3</text:p>
          </table:table-cell>
          <table:table-cell office:value-type="string" calcext:value-type="string">
            <text:p>13428.5</text:p>
          </table:table-cell>
          <table:table-cell office:value-type="string" calcext:value-type="string">
            <text:p>13860.4</text:p>
          </table:table-cell>
          <table:table-cell office:value-type="string" calcext:value-type="string">
            <text:p>11655.6</text:p>
          </table:table-cell>
          <table:table-cell office:value-type="string" calcext:value-type="string">
            <text:p>12057.0</text:p>
          </table:table-cell>
          <table:table-cell office:value-type="string" calcext:value-type="string">
            <text:p>12511.9</text:p>
          </table:table-cell>
          <table:table-cell office:value-type="string" calcext:value-type="string">
            <text:p>12509.0</text:p>
          </table:table-cell>
          <table:table-cell office:value-type="string" calcext:value-type="string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644.7</text:p>
          </table:table-cell>
          <table:table-cell office:value-type="string" calcext:value-type="string">
            <text:p>1531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276.8</text:p>
          </table:table-cell>
          <table:table-cell office:value-type="string" calcext:value-type="string">
            <text:p>14495.7</text:p>
          </table:table-cell>
          <table:table-cell office:value-type="string" calcext:value-type="string">
            <text:p>13728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06.7</text:p>
          </table:table-cell>
          <table:table-cell office:value-type="string" calcext:value-type="string">
            <text:p>13722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913.0</text:p>
          </table:table-cell>
          <table:table-cell office:value-type="string" calcext:value-type="string">
            <text:p>12945.2</text:p>
          </table:table-cell>
          <table:table-cell office:value-type="string" calcext:value-type="string">
            <text:p>10063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665.8</text:p>
          </table:table-cell>
          <table:table-cell office:value-type="string" calcext:value-type="string">
            <text:p>11818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867.6</text:p>
          </table:table-cell>
          <table:table-cell office:value-type="string" calcext:value-type="string">
            <text:p>11184.6</text:p>
          </table:table-cell>
          <table:table-cell office:value-type="string" calcext:value-type="string">
            <text:p>10526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44.0</text:p>
          </table:table-cell>
          <table:table-cell office:value-type="string" calcext:value-type="string">
            <text:p>9216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53.8</text:p>
          </table:table-cell>
          <table:table-cell office:value-type="string" calcext:value-type="string">
            <text:p>7954.2</text:p>
          </table:table-cell>
          <table:table-cell office:value-type="string" calcext:value-type="string">
            <text:p>762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463.5</text:p>
          </table:table-cell>
          <table:table-cell office:value-type="string" calcext:value-type="string">
            <text:p>5941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40.0</text:p>
          </table:table-cell>
          <table:table-cell office:value-type="string" calcext:value-type="string">
            <text:p>5930.2</text:p>
          </table:table-cell>
          <table:table-cell office:value-type="string" calcext:value-type="string">
            <text:p>4251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48.8</text:p>
          </table:table-cell>
          <table:table-cell office:value-type="string" calcext:value-type="string">
            <text:p>387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18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9.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913.7</text:p>
          </table:table-cell>
          <table:table-cell office:value-type="string" calcext:value-type="string">
            <text:p>4767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79.2</text:p>
          </table:table-cell>
          <table:table-cell office:value-type="string" calcext:value-type="string">
            <text:p>1774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828.3</text:p>
          </table:table-cell>
          <table:table-cell office:value-type="string" calcext:value-type="string">
            <text:p>806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78.0</text:p>
          </table:table-cell>
          <table:table-cell office:value-type="string" calcext:value-type="string">
            <text:p>5999.2</text:p>
          </table:table-cell>
          <table:table-cell office:value-type="string" calcext:value-type="string">
            <text:p>5807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793.8</text:p>
          </table:table-cell>
          <table:table-cell office:value-type="string" calcext:value-type="string">
            <text:p>12033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998.0</text:p>
          </table:table-cell>
          <table:table-cell office:value-type="string" calcext:value-type="string">
            <text:p>11094.3</text:p>
          </table:table-cell>
          <table:table-cell office:value-type="string" calcext:value-type="string">
            <text:p>10310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16.5</text:p>
          </table:table-cell>
          <table:table-cell office:value-type="string" calcext:value-type="string">
            <text:p>15348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999.9</text:p>
          </table:table-cell>
          <table:table-cell office:value-type="string" calcext:value-type="string">
            <text:p>13997.0</text:p>
          </table:table-cell>
          <table:table-cell office:value-type="string" calcext:value-type="string">
            <text:p>12118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13200.4" calcext:value-type="float">
            <text:p>13200.4</text:p>
          </table:table-cell>
          <table:table-cell office:value-type="float" office:value="11668.7" calcext:value-type="float">
            <text:p>11668.7</text:p>
          </table:table-cell>
          <table:table-cell office:value-type="float" office:value="12341.2" calcext:value-type="float">
            <text:p>12341.2</text:p>
          </table:table-cell>
          <table:table-cell office:value-type="float" office:value="10795.3" calcext:value-type="float">
            <text:p>10795.3</text:p>
          </table:table-cell>
          <table:table-cell office:value-type="float" office:value="10607.8" calcext:value-type="float">
            <text:p>10607.8</text:p>
          </table:table-cell>
          <table:table-cell office:value-type="float" office:value="11300.8" calcext:value-type="float">
            <text:p>11300.8</text:p>
          </table:table-cell>
          <table:table-cell office:value-type="float" office:value="11520.5" calcext:value-type="float">
            <text:p>11520.5</text:p>
          </table:table-cell>
          <table:table-cell office:value-type="float" office:value="10752.6" calcext:value-type="float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11310.8" calcext:value-type="float">
            <text:p>11310.8</text:p>
          </table:table-cell>
          <table:table-cell office:value-type="float" office:value="10218.7" calcext:value-type="float">
            <text:p>10218.7</text:p>
          </table:table-cell>
          <table:table-cell office:value-type="float" office:value="11034.3" calcext:value-type="float">
            <text:p>11034.3</text:p>
          </table:table-cell>
          <table:table-cell office:value-type="float" office:value="10746.9" calcext:value-type="float">
            <text:p>10746.9</text:p>
          </table:table-cell>
          <table:table-cell office:value-type="float" office:value="10847.7" calcext:value-type="float">
            <text:p>10847.7</text:p>
          </table:table-cell>
          <table:table-cell office:value-type="float" office:value="9225" calcext:value-type="float">
            <text:p>9225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7375.6" calcext:value-type="float">
            <text:p>737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9402.4" calcext:value-type="float">
            <text:p>9402.4</text:p>
          </table:table-cell>
          <table:table-cell office:value-type="float" office:value="9689.8" calcext:value-type="float">
            <text:p>9689.8</text:p>
          </table:table-cell>
          <table:table-cell office:value-type="float" office:value="8843.1" calcext:value-type="float">
            <text:p>8843.1</text:p>
          </table:table-cell>
          <table:table-cell office:value-type="float" office:value="8719.6" calcext:value-type="float">
            <text:p>8719.6</text:p>
          </table:table-cell>
          <table:table-cell office:value-type="float" office:value="8657.9" calcext:value-type="float">
            <text:p>8657.9</text:p>
          </table:table-cell>
          <table:table-cell office:value-type="float" office:value="7919.8" calcext:value-type="float">
            <text:p>7919.8</text:p>
          </table:table-cell>
          <table:table-cell office:value-type="float" office:value="8257.8" calcext:value-type="float">
            <text:p>8257.8</text:p>
          </table:table-cell>
          <table:table-cell office:value-type="float" office:value="7568.3" calcext:value-type="float">
            <text:p>7568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7283.3" calcext:value-type="float">
            <text:p>7283.3</text:p>
          </table:table-cell>
          <table:table-cell office:value-type="float" office:value="7285" calcext:value-type="float">
            <text:p>7285</text:p>
          </table:table-cell>
          <table:table-cell office:value-type="float" office:value="6396.5" calcext:value-type="float">
            <text:p>6396.5</text:p>
          </table:table-cell>
          <table:table-cell office:value-type="float" office:value="7309.9" calcext:value-type="float">
            <text:p>7309.9</text:p>
          </table:table-cell>
          <table:table-cell office:value-type="float" office:value="6967.5" calcext:value-type="float">
            <text:p>6967.5</text:p>
          </table:table-cell>
          <table:table-cell office:value-type="float" office:value="3977.6" calcext:value-type="float">
            <text:p>3977.6</text:p>
          </table:table-cell>
          <table:table-cell office:value-type="float" office:value="4811.6" calcext:value-type="float">
            <text:p>4811.6</text:p>
          </table:table-cell>
          <table:table-cell office:value-type="float" office:value="3284.2" calcext:value-type="float">
            <text:p>328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437" calcext:value-type="float">
            <text:p>1437</text:p>
          </table:table-cell>
          <table:table-cell office:value-type="float" office:value="2827.6" calcext:value-type="float">
            <text:p>2827.6</text:p>
          </table:table-cell>
          <table:table-cell office:value-type="float" office:value="2243.2" calcext:value-type="float">
            <text:p>2243.2</text:p>
          </table:table-cell>
          <table:table-cell office:value-type="float" office:value="4160.5" calcext:value-type="float">
            <text:p>4160.5</text:p>
          </table:table-cell>
          <table:table-cell office:value-type="float" office:value="4074.8" calcext:value-type="float">
            <text:p>4074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979.8" calcext:value-type="float">
            <text:p>97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4977.9" calcext:value-type="float">
            <text:p>4977.9</text:p>
          </table:table-cell>
          <table:table-cell office:value-type="float" office:value="4112.7" calcext:value-type="float">
            <text:p>4112.7</text:p>
          </table:table-cell>
          <table:table-cell office:value-type="float" office:value="2153.2" calcext:value-type="float">
            <text:p>2153.2</text:p>
          </table:table-cell>
          <table:table-cell office:value-type="float" office:value="5578.2" calcext:value-type="float">
            <text:p>5578.2</text:p>
          </table:table-cell>
          <table:table-cell office:value-type="float" office:value="2614.1" calcext:value-type="float">
            <text:p>2614.1</text:p>
          </table:table-cell>
          <table:table-cell office:value-type="float" office:value="3925.9" calcext:value-type="float">
            <text:p>3925.9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8298.6" calcext:value-type="float">
            <text:p>8298.6</text:p>
          </table:table-cell>
          <table:table-cell office:value-type="float" office:value="9913.8" calcext:value-type="float">
            <text:p>9913.8</text:p>
          </table:table-cell>
          <table:table-cell office:value-type="float" office:value="9154.2" calcext:value-type="float">
            <text:p>9154.2</text:p>
          </table:table-cell>
          <table:table-cell office:value-type="float" office:value="7844" calcext:value-type="float">
            <text:p>7844</text:p>
          </table:table-cell>
          <table:table-cell office:value-type="float" office:value="8822" calcext:value-type="float">
            <text:p>8822</text:p>
          </table:table-cell>
          <table:table-cell office:value-type="float" office:value="8128.7" calcext:value-type="float">
            <text:p>8128.7</text:p>
          </table:table-cell>
          <table:table-cell office:value-type="float" office:value="8239.6" calcext:value-type="float">
            <text:p>8239.6</text:p>
          </table:table-cell>
          <table:table-cell office:value-type="float" office:value="6748.2" calcext:value-type="float">
            <text:p>674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11061.3" calcext:value-type="float">
            <text:p>11061.3</text:p>
          </table:table-cell>
          <table:table-cell office:value-type="float" office:value="11940.5" calcext:value-type="float">
            <text:p>11940.5</text:p>
          </table:table-cell>
          <table:table-cell office:value-type="float" office:value="12372.4" calcext:value-type="float">
            <text:p>12372.4</text:p>
          </table:table-cell>
          <table:table-cell office:value-type="float" office:value="10167.6" calcext:value-type="float">
            <text:p>10167.6</text:p>
          </table:table-cell>
          <table:table-cell office:value-type="float" office:value="10569" calcext:value-type="float">
            <text:p>10569</text:p>
          </table:table-cell>
          <table:table-cell office:value-type="float" office:value="11023.9" calcext:value-type="float">
            <text:p>11023.9</text:p>
          </table:table-cell>
          <table:table-cell office:value-type="float" office:value="11021" calcext:value-type="float">
            <text:p>11021</text:p>
          </table:table-cell>
          <table:table-cell office:value-type="float" office:value="9142.7" calcext:value-type="float">
            <text:p>91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14688.4" calcext:value-type="float">
            <text:p>14688.4</text:p>
          </table:table-cell>
          <table:table-cell office:value-type="float" office:value="13156.7" calcext:value-type="float">
            <text:p>13156.7</text:p>
          </table:table-cell>
          <table:table-cell office:value-type="float" office:value="13829.2" calcext:value-type="float">
            <text:p>13829.2</text:p>
          </table:table-cell>
          <table:table-cell office:value-type="float" office:value="12283.3" calcext:value-type="float">
            <text:p>12283.3</text:p>
          </table:table-cell>
          <table:table-cell office:value-type="float" office:value="12095.8" calcext:value-type="float">
            <text:p>12095.8</text:p>
          </table:table-cell>
          <table:table-cell office:value-type="float" office:value="12788.8" calcext:value-type="float">
            <text:p>12788.8</text:p>
          </table:table-cell>
          <table:table-cell office:value-type="float" office:value="13007.7" calcext:value-type="float">
            <text:p>13007.7</text:p>
          </table:table-cell>
          <table:table-cell office:value-type="float" office:value="12240.6" calcext:value-type="float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2654.8" calcext:value-type="float">
            <text:p>12654.8</text:p>
          </table:table-cell>
          <table:table-cell office:value-type="float" office:value="11562.7" calcext:value-type="float">
            <text:p>11562.7</text:p>
          </table:table-cell>
          <table:table-cell office:value-type="float" office:value="12378.3" calcext:value-type="float">
            <text:p>12378.3</text:p>
          </table:table-cell>
          <table:table-cell office:value-type="float" office:value="12090.9" calcext:value-type="float">
            <text:p>12090.9</text:p>
          </table:table-cell>
          <table:table-cell office:value-type="float" office:value="12191.7" calcext:value-type="float">
            <text:p>12191.7</text:p>
          </table:table-cell>
          <table:table-cell office:value-type="float" office:value="10569" calcext:value-type="float">
            <text:p>10569</text:p>
          </table:table-cell>
          <table:table-cell office:value-type="float" office:value="11601.2" calcext:value-type="float">
            <text:p>11601.2</text:p>
          </table:table-cell>
          <table:table-cell office:value-type="float" office:value="8719.2" calcext:value-type="float">
            <text:p>871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10884.9" calcext:value-type="float">
            <text:p>10884.9</text:p>
          </table:table-cell>
          <table:table-cell office:value-type="float" office:value="11177.8" calcext:value-type="float">
            <text:p>11177.8</text:p>
          </table:table-cell>
          <table:table-cell office:value-type="float" office:value="10330.9" calcext:value-type="float">
            <text:p>10330.9</text:p>
          </table:table-cell>
          <table:table-cell office:value-type="float" office:value="10206.4" calcext:value-type="float">
            <text:p>10206.4</text:p>
          </table:table-cell>
          <table:table-cell office:value-type="float" office:value="10140.7" calcext:value-type="float">
            <text:p>10140.7</text:p>
          </table:table-cell>
          <table:table-cell office:value-type="float" office:value="9385.1" calcext:value-type="float">
            <text:p>9385.1</text:p>
          </table:table-cell>
          <table:table-cell office:value-type="float" office:value="9710.8" calcext:value-type="float">
            <text:p>9710.8</text:p>
          </table:table-cell>
          <table:table-cell office:value-type="float" office:value="9039.1" calcext:value-type="float">
            <text:p>903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8709.4" calcext:value-type="float">
            <text:p>8709.4</text:p>
          </table:table-cell>
          <table:table-cell office:value-type="float" office:value="8706.2" calcext:value-type="float">
            <text:p>8706.2</text:p>
          </table:table-cell>
          <table:table-cell office:value-type="float" office:value="7787" calcext:value-type="float">
            <text:p>7787</text:p>
          </table:table-cell>
          <table:table-cell office:value-type="float" office:value="8742.9" calcext:value-type="float">
            <text:p>8742.9</text:p>
          </table:table-cell>
          <table:table-cell office:value-type="float" office:value="8393.9" calcext:value-type="float">
            <text:p>8393.9</text:p>
          </table:table-cell>
          <table:table-cell office:value-type="float" office:value="7623.4" calcext:value-type="float">
            <text:p>7623.4</text:p>
          </table:table-cell>
          <table:table-cell office:value-type="float" office:value="6609.3" calcext:value-type="float">
            <text:p>6609.3</text:p>
          </table:table-cell>
          <table:table-cell office:value-type="float" office:value="4174.9" calcext:value-type="float">
            <text:p>4174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5655.9" calcext:value-type="float">
            <text:p>5655.9</text:p>
          </table:table-cell>
          <table:table-cell office:value-type="float" office:value="3533.3" calcext:value-type="float">
            <text:p>3533.3</text:p>
          </table:table-cell>
          <table:table-cell office:value-type="float" office:value="4637.2" calcext:value-type="float">
            <text:p>4637.2</text:p>
          </table:table-cell>
          <table:table-cell office:value-type="float" office:value="5724" calcext:value-type="float">
            <text:p>5724</text:p>
          </table:table-cell>
          <table:table-cell office:value-type="float" office:value="5403.7" calcext:value-type="float">
            <text:p>5403.7</text:p>
          </table:table-cell>
          <table:table-cell office:value-type="float" office:value="2504.8" calcext:value-type="float">
            <text:p>2504.8</text:p>
          </table:table-cell>
          <table:table-cell office:value-type="float" office:value="108.6" calcext:value-type="float">
            <text:p>108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2575.1" calcext:value-type="float">
            <text:p>2575.1</text:p>
          </table:table-cell>
          <table:table-cell office:value-type="float" office:value="0" calcext:value-type="float">
            <text:p>0</text:p>
          </table:table-cell>
          <table:table-cell office:value-type="float" office:value="986.2" calcext:value-type="float">
            <text:p>986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4403.7" calcext:value-type="float">
            <text:p>4403.7</text:p>
          </table:table-cell>
          <table:table-cell office:value-type="float" office:value="3655.5" calcext:value-type="float">
            <text:p>3655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86.1" calcext:value-type="float">
            <text:p>586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393.3" calcext:value-type="float">
            <text:p>6393.3</text:p>
          </table:table-cell>
          <table:table-cell office:value-type="float" office:value="6509.3" calcext:value-type="float">
            <text:p>6509.3</text:p>
          </table:table-cell>
          <table:table-cell office:value-type="float" office:value="6634.5" calcext:value-type="float">
            <text:p>6634.5</text:p>
          </table:table-cell>
          <table:table-cell office:value-type="float" office:value="7251.6" calcext:value-type="float">
            <text:p>7251.6</text:p>
          </table:table-cell>
          <table:table-cell office:value-type="float" office:value="6772" calcext:value-type="float">
            <text:p>6772</text:p>
          </table:table-cell>
          <table:table-cell office:value-type="float" office:value="5165.6" calcext:value-type="float">
            <text:p>5165.6</text:p>
          </table:table-cell>
          <table:table-cell office:value-type="float" office:value="3454.7" calcext:value-type="float">
            <text:p>3454.7</text:p>
          </table:table-cell>
          <table:table-cell office:value-type="float" office:value="199.2" calcext:value-type="float">
            <text:p>19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9738.6" calcext:value-type="float">
            <text:p>9738.6</text:p>
          </table:table-cell>
          <table:table-cell office:value-type="float" office:value="11353.8" calcext:value-type="float">
            <text:p>11353.8</text:p>
          </table:table-cell>
          <table:table-cell office:value-type="float" office:value="10593.5" calcext:value-type="float">
            <text:p>10593.5</text:p>
          </table:table-cell>
          <table:table-cell office:value-type="float" office:value="9284" calcext:value-type="float">
            <text:p>9284</text:p>
          </table:table-cell>
          <table:table-cell office:value-type="float" office:value="10261.9" calcext:value-type="float">
            <text:p>10261.9</text:p>
          </table:table-cell>
          <table:table-cell office:value-type="float" office:value="9558" calcext:value-type="float">
            <text:p>9558</text:p>
          </table:table-cell>
          <table:table-cell office:value-type="float" office:value="9658.1" calcext:value-type="float">
            <text:p>9658.1</text:p>
          </table:table-cell>
          <table:table-cell office:value-type="float" office:value="8871" calcext:value-type="float">
            <text:p>887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12549.3" calcext:value-type="float">
            <text:p>12549.3</text:p>
          </table:table-cell>
          <table:table-cell office:value-type="float" office:value="13428.5" calcext:value-type="float">
            <text:p>13428.5</text:p>
          </table:table-cell>
          <table:table-cell office:value-type="float" office:value="13860.4" calcext:value-type="float">
            <text:p>13860.4</text:p>
          </table:table-cell>
          <table:table-cell office:value-type="float" office:value="11655.6" calcext:value-type="float">
            <text:p>11655.6</text:p>
          </table:table-cell>
          <table:table-cell office:value-type="float" office:value="12057" calcext:value-type="float">
            <text:p>12057</text:p>
          </table:table-cell>
          <table:table-cell office:value-type="float" office:value="12511.9" calcext:value-type="float">
            <text:p>12511.9</text:p>
          </table:table-cell>
          <table:table-cell office:value-type="float" office:value="12509" calcext:value-type="float">
            <text:p>12509</text:p>
          </table:table-cell>
          <table:table-cell office:value-type="float" office:value="10630.7" calcext:value-type="float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14644.7" calcext:value-type="float">
            <text:p>14644.7</text:p>
          </table:table-cell>
          <table:table-cell office:value-type="float" office:value="15317.2" calcext:value-type="float">
            <text:p>153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76.8" calcext:value-type="float">
            <text:p>14276.8</text:p>
          </table:table-cell>
          <table:table-cell office:value-type="float" office:value="14495.7" calcext:value-type="float">
            <text:p>14495.7</text:p>
          </table:table-cell>
          <table:table-cell office:value-type="float" office:value="13728.6" calcext:value-type="float">
            <text:p>13728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2906.7" calcext:value-type="float">
            <text:p>12906.7</text:p>
          </table:table-cell>
          <table:table-cell office:value-type="float" office:value="13722.3" calcext:value-type="float">
            <text:p>137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3" calcext:value-type="float">
            <text:p>11913</text:p>
          </table:table-cell>
          <table:table-cell office:value-type="float" office:value="12945.2" calcext:value-type="float">
            <text:p>12945.2</text:p>
          </table:table-cell>
          <table:table-cell office:value-type="float" office:value="10063.2" calcext:value-type="float">
            <text:p>10063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12665.8" calcext:value-type="float">
            <text:p>12665.8</text:p>
          </table:table-cell>
          <table:table-cell office:value-type="float" office:value="11818.9" calcext:value-type="float">
            <text:p>118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7.6" calcext:value-type="float">
            <text:p>10867.6</text:p>
          </table:table-cell>
          <table:table-cell office:value-type="float" office:value="11184.6" calcext:value-type="float">
            <text:p>11184.6</text:p>
          </table:table-cell>
          <table:table-cell office:value-type="float" office:value="10526.9" calcext:value-type="float">
            <text:p>10526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8797.7" calcext:value-type="float">
            <text:p>8797.7</text:p>
          </table:table-cell>
          <table:table-cell office:value-type="float" office:value="9216.3" calcext:value-type="float">
            <text:p>92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3.8" calcext:value-type="float">
            <text:p>9053.8</text:p>
          </table:table-cell>
          <table:table-cell office:value-type="float" office:value="7954.2" calcext:value-type="float">
            <text:p>7954.2</text:p>
          </table:table-cell>
          <table:table-cell office:value-type="float" office:value="7620.9" calcext:value-type="float">
            <text:p>7620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1.6" calcext:value-type="float">
            <text:p>59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5432.4" calcext:value-type="float">
            <text:p>5432.4</text:p>
          </table:table-cell>
          <table:table-cell office:value-type="float" office:value="3794.2" calcext:value-type="float">
            <text:p>379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.7" calcext:value-type="float">
            <text:p>34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.5" calcext:value-type="float">
            <text:p>21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.1" calcext:value-type="float">
            <text:p>569.1</text:p>
          </table:table-cell>
          <table:table-cell office:value-type="float" office:value="2081.8" calcext:value-type="float">
            <text:p>2081.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6307.2" calcext:value-type="float">
            <text:p>6307.2</text:p>
          </table:table-cell>
          <table:table-cell office:value-type="float" office:value="8069.3" calcext:value-type="float">
            <text:p>80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5999.2" calcext:value-type="float">
            <text:p>5999.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12793.8" calcext:value-type="float">
            <text:p>12793.8</text:p>
          </table:table-cell>
          <table:table-cell office:value-type="float" office:value="12033.5" calcext:value-type="float">
            <text:p>120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8" calcext:value-type="float">
            <text:p>10998</text:p>
          </table:table-cell>
          <table:table-cell office:value-type="float" office:value="11094.3" calcext:value-type="float">
            <text:p>11094.3</text:p>
          </table:table-cell>
          <table:table-cell office:value-type="float" office:value="9786.3" calcext:value-type="float">
            <text:p>9786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4916.5" calcext:value-type="float">
            <text:p>14916.5</text:p>
          </table:table-cell>
          <table:table-cell office:value-type="float" office:value="15348.4" calcext:value-type="float">
            <text:p>153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9.9" calcext:value-type="float">
            <text:p>13999.9</text:p>
          </table:table-cell>
          <table:table-cell office:value-type="float" office:value="13997" calcext:value-type="float">
            <text:p>13997</text:p>
          </table:table-cell>
          <table:table-cell office:value-type="float" office:value="12118.7" calcext:value-type="float">
            <text:p>12118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1&quot;"/>
        </table:named-expressions>
      </table:table>
      <table:table table:name="dh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number-columns-repeated="6" table:style-name="ce2" office:value-type="string" calcext:value-type="string">
            <text:p>0</text:p>
          </table:table-cell>
          <table:table-cell table:style-name="ce2" office:value-type="string" calcext:value-type="string">
            <text:p>1.6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73.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41.3</text:p>
          </table:table-cell>
          <table:table-cell table:style-name="ce2" office:value-type="string" calcext:value-type="string">
            <text:p>48.4</text:p>
          </table:table-cell>
          <table:table-cell table:style-name="ce2" office:value-type="string" calcext:value-type="string">
            <text:p>69.6</text:p>
          </table:table-cell>
          <table:table-cell office:value-type="string" calcext:value-type="string">
            <text:p>95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74.2</text:p>
          </table:table-cell>
          <table:table-cell table:style-name="ce2" office:value-type="string" calcext:value-type="string">
            <text:p>188.5</text:p>
          </table:table-cell>
          <table:table-cell table:style-name="ce2" office:value-type="string" calcext:value-type="string">
            <text:p>211.0</text:p>
          </table:table-cell>
          <table:table-cell table:style-name="ce2" office:value-type="string" calcext:value-type="string">
            <text:p>85.5</text:p>
          </table:table-cell>
          <table:table-cell table:style-name="ce2" office:value-type="string" calcext:value-type="string">
            <text:p>122.3</text:p>
          </table:table-cell>
          <table:table-cell table:style-name="ce2" office:value-type="string" calcext:value-type="string">
            <text:p>222.4</text:p>
          </table:table-cell>
          <table:table-cell table:style-name="ce2" office:value-type="string" calcext:value-type="string">
            <text:p>904.4</text:p>
          </table:table-cell>
          <table:table-cell office:value-type="string" calcext:value-type="string">
            <text:p>4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152.8</text:p>
          </table:table-cell>
          <table:table-cell table:style-name="ce2" office:value-type="string" calcext:value-type="string">
            <text:p>388.8</text:p>
          </table:table-cell>
          <table:table-cell table:style-name="ce2" office:value-type="string" calcext:value-type="string">
            <text:p>438.1</text:p>
          </table:table-cell>
          <table:table-cell table:style-name="ce2" office:value-type="string" calcext:value-type="string">
            <text:p>197.5</text:p>
          </table:table-cell>
          <table:table-cell table:style-name="ce2" office:value-type="string" calcext:value-type="string">
            <text:p>157.4</text:p>
          </table:table-cell>
          <table:table-cell table:style-name="ce2" office:value-type="string" calcext:value-type="string">
            <text:p>464.9</text:p>
          </table:table-cell>
          <table:table-cell table:style-name="ce2" office:value-type="string" calcext:value-type="string">
            <text:p>1447.0</text:p>
          </table:table-cell>
          <table:table-cell office:value-type="string" calcext:value-type="string">
            <text:p>96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66.8</text:p>
          </table:table-cell>
          <table:table-cell table:style-name="ce2" office:value-type="string" calcext:value-type="string">
            <text:p>199.8</text:p>
          </table:table-cell>
          <table:table-cell table:style-name="ce2" office:value-type="string" calcext:value-type="string">
            <text:p>436.1</text:p>
          </table:table-cell>
          <table:table-cell table:style-name="ce2" office:value-type="string" calcext:value-type="string">
            <text:p>101.0</text:p>
          </table:table-cell>
          <table:table-cell table:style-name="ce2" office:value-type="string" calcext:value-type="string">
            <text:p>219.8</text:p>
          </table:table-cell>
          <table:table-cell table:style-name="ce2" office:value-type="string" calcext:value-type="string">
            <text:p>399.8</text:p>
          </table:table-cell>
          <table:table-cell table:style-name="ce2" office:value-type="string" calcext:value-type="string">
            <text:p>801.2</text:p>
          </table:table-cell>
          <table:table-cell office:value-type="string" calcext:value-type="string">
            <text:p>74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28.8</text:p>
          </table:table-cell>
          <table:table-cell table:style-name="ce2" office:value-type="string" calcext:value-type="string">
            <text:p>10.8</text:p>
          </table:table-cell>
          <table:table-cell table:style-name="ce2" office:value-type="string" calcext:value-type="string">
            <text:p>51.8</text:p>
          </table:table-cell>
          <table:table-cell table:style-name="ce2" office:value-type="string" calcext:value-type="string">
            <text:p>50.5</text:p>
          </table:table-cell>
          <table:table-cell table:style-name="ce2" office:value-type="string" calcext:value-type="string">
            <text:p>93.8</text:p>
          </table:table-cell>
          <table:table-cell table:style-name="ce2" office:value-type="string" calcext:value-type="string">
            <text:p>133.0</text:p>
          </table:table-cell>
          <table:table-cell table:style-name="ce2" office:value-type="string" calcext:value-type="string">
            <text:p>250.7</text:p>
          </table:table-cell>
          <table:table-cell office:value-type="string" calcext:value-type="string">
            <text:p>11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52.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Novembre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Décembre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95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188.5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22.3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904.4</text:p>
          </table:table-cell>
          <table:table-cell office:value-type="string" calcext:value-type="string">
            <text:p>4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2.8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438.1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157.4</text:p>
          </table:table-cell>
          <table:table-cell office:value-type="string" calcext:value-type="string">
            <text:p>464.9</text:p>
          </table:table-cell>
          <table:table-cell office:value-type="string" calcext:value-type="string">
            <text:p>1447.0</text:p>
          </table:table-cell>
          <table:table-cell office:value-type="string" calcext:value-type="string">
            <text:p>96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66.8</text:p>
          </table:table-cell>
          <table:table-cell office:value-type="string" calcext:value-type="string">
            <text:p>199.8</text:p>
          </table:table-cell>
          <table:table-cell office:value-type="string" calcext:value-type="string">
            <text:p>436.1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19.8</text:p>
          </table:table-cell>
          <table:table-cell office:value-type="string" calcext:value-type="string">
            <text:p>399.8</text:p>
          </table:table-cell>
          <table:table-cell office:value-type="string" calcext:value-type="string">
            <text:p>801.2</text:p>
          </table:table-cell>
          <table:table-cell office:value-type="string" calcext:value-type="string">
            <text:p>74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50.7</text:p>
          </table:table-cell>
          <table:table-cell office:value-type="string" calcext:value-type="string">
            <text:p>11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57.9</text:p>
          </table:table-cell>
          <table:table-cell office:value-type="string" calcext:value-type="string">
            <text:p>70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56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468.7</text:p>
          </table:table-cell>
          <table:table-cell office:value-type="string" calcext:value-type="string">
            <text:p>154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181.4</text:p>
          </table:table-cell>
          <table:table-cell office:value-type="string" calcext:value-type="string">
            <text:p>66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6&quot;"/>
        </table:named-expressions>
      </table:table>
      <table:table table:name="dh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22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22.5</text:p>
          </table:table-cell>
          <table:table-cell table:style-name="ce2" office:value-type="string" calcext:value-type="string">
            <text:p>72.0</text:p>
          </table:table-cell>
          <table:table-cell table:style-name="ce2" office:value-type="string" calcext:value-type="string">
            <text:p>89.8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57.8</text:p>
          </table:table-cell>
          <table:table-cell table:style-name="ce2" office:value-type="string" calcext:value-type="string">
            <text:p>92.7</text:p>
          </table:table-cell>
          <table:table-cell table:style-name="ce2" office:value-type="string" calcext:value-type="string">
            <text:p>526.1</text:p>
          </table:table-cell>
          <table:table-cell table:style-name="ce2" office:value-type="string" calcext:value-type="string">
            <text:p>2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style-name="ce2" office:value-type="string" calcext:value-type="string">
            <text:p>57.1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91.5</text:p>
          </table:table-cell>
          <table:table-cell table:style-name="ce2" office:value-type="string" calcext:value-type="string">
            <text:p>74.4</text:p>
          </table:table-cell>
          <table:table-cell table:style-name="ce2" office:value-type="string" calcext:value-type="string">
            <text:p>68.2</text:p>
          </table:table-cell>
          <table:table-cell table:style-name="ce2" office:value-type="string" calcext:value-type="string">
            <text:p>225.3</text:p>
          </table:table-cell>
          <table:table-cell table:style-name="ce2" office:value-type="string" calcext:value-type="string">
            <text:p>868.2</text:p>
          </table:table-cell>
          <table:table-cell table:style-name="ce2" office:value-type="string" calcext:value-type="string">
            <text:p>46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style-name="ce2" office:value-type="string" calcext:value-type="string">
            <text:p>64.2</text:p>
          </table:table-cell>
          <table:table-cell table:style-name="ce2" office:value-type="string" calcext:value-type="string">
            <text:p>88.0</text:p>
          </table:table-cell>
          <table:table-cell table:style-name="ce2" office:value-type="string" calcext:value-type="string">
            <text:p>202.8</text:p>
          </table:table-cell>
          <table:table-cell table:style-name="ce2" office:value-type="string" calcext:value-type="string">
            <text:p>42.0</text:p>
          </table:table-cell>
          <table:table-cell table:style-name="ce2" office:value-type="string" calcext:value-type="string">
            <text:p>85.4</text:p>
          </table:table-cell>
          <table:table-cell table:style-name="ce2" office:value-type="string" calcext:value-type="string">
            <text:p>233.2</text:p>
          </table:table-cell>
          <table:table-cell table:style-name="ce2" office:value-type="string" calcext:value-type="string">
            <text:p>418.4</text:p>
          </table:table-cell>
          <table:table-cell table:style-name="ce2" office:value-type="string" calcext:value-type="string">
            <text:p>2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45.7</text:p>
          </table:table-cell>
          <table:table-cell table:style-name="ce2" office:value-type="string" calcext:value-type="string">
            <text:p>77.9</text:p>
          </table:table-cell>
          <table:table-cell table:style-name="ce2" office:value-type="string" calcext:value-type="string">
            <text:p>84.4</text:p>
          </table:table-cell>
          <table:table-cell table:style-name="ce2" office:value-type="string" calcext:value-type="string">
            <text:p>32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9.6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2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526.1</text:p>
          </table:table-cell>
          <table:table-cell office:value-type="string" calcext:value-type="string">
            <text:p>2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163.6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25.3</text:p>
          </table:table-cell>
          <table:table-cell office:value-type="string" calcext:value-type="string">
            <text:p>868.2</text:p>
          </table:table-cell>
          <table:table-cell office:value-type="string" calcext:value-type="string">
            <text:p>46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02.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233.2</text:p>
          </table:table-cell>
          <table:table-cell office:value-type="string" calcext:value-type="string">
            <text:p>418.4</text:p>
          </table:table-cell>
          <table:table-cell office:value-type="string" calcext:value-type="string">
            <text:p>2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32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04.7</text:p>
          </table:table-cell>
          <table:table-cell office:value-type="string" calcext:value-type="string">
            <text:p>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1.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8&quot;"/>
        </table:named-expressions>
      </table:table>
      <table:table table:name="nref19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2" table:style-name="ce2" office:value-type="float" office:value="744" calcext:value-type="float">
            <text:p>744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3" table:style-name="ce2" office:value-type="float" office:value="744" calcext:value-type="float">
            <text:p>744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5" table:style-name="ce2" office:value-type="float" office:value="672" calcext:value-type="float">
            <text:p>672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37" calcext:value-type="float">
            <text:p>737</text:p>
          </table:table-cell>
          <table:table-cell table:number-columns-repeated="2" table:style-name="ce2" office:value-type="float" office:value="699" calcext:value-type="float">
            <text:p>699</text:p>
          </table:table-cell>
          <table:table-cell table:style-name="ce2" office:value-type="float" office:value="715" calcext:value-type="float">
            <text:p>71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86" calcext:value-type="float">
            <text:p>58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90" calcext:value-type="float">
            <text:p>69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7" table:style-name="ce2" office:value-type="float" office:value="744" calcext:value-type="float">
            <text:p>744</text:p>
          </table:table-cell>
          <table:table-cell table:style-name="ce2" office:value-type="float" office:value="739" calcext:value-type="float">
            <text:p>73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607" calcext:value-type="float">
            <text:p>607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35" calcext:value-type="float">
            <text:p>635</text:p>
          </table:table-cell>
          <table:table-cell office:value-type="float" office:value="631" calcext:value-type="float">
            <text:p>631</text:p>
          </table:table-cell>
          <table:table-cell office:value-type="float" office:value="582" calcext:value-type="float">
            <text:p>582</text:p>
          </table:table-cell>
          <table:table-cell office:value-type="float" office:value="706" calcext:value-type="float">
            <text:p>706</text:p>
          </table:table-cell>
          <table:table-cell office:value-type="float" office:value="644" calcext:value-type="float">
            <text:p>644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375" calcext:value-type="float">
            <text:p>375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float" office:value="216" calcext:value-type="float">
            <text:p>216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21" calcext:value-type="float">
            <text:p>621</text:p>
          </table:table-cell>
          <table:table-cell office:value-type="float" office:value="658" calcext:value-type="float">
            <text:p>658</text:p>
          </table:table-cell>
          <table:table-cell office:value-type="float" office:value="250" calcext:value-type="float">
            <text:p>250</text:p>
          </table:table-cell>
          <table:table-cell office:value-type="float" office:value="346" calcext:value-type="float">
            <text:p>346</text:p>
          </table:table-cell>
          <table:table-cell office:value-type="float" office:value="311" calcext:value-type="float">
            <text:p>31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97" calcext:value-type="float">
            <text:p>597</text:p>
          </table:table-cell>
          <table:table-cell office:value-type="float" office:value="240" calcext:value-type="float">
            <text:p>24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635" calcext:value-type="float">
            <text:p>635</text:p>
          </table:table-cell>
          <table:table-cell office:value-type="float" office:value="592" calcext:value-type="float">
            <text:p>59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19" calcext:value-type="float">
            <text:p>619</text:p>
          </table:table-cell>
          <table:table-cell office:value-type="float" office:value="702" calcext:value-type="float">
            <text:p>70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38" calcext:value-type="float">
            <text:p>738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5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30" calcext:value-type="float">
            <text:p>730</text:p>
          </table:table-cell>
          <table:table-cell office:value-type="float" office:value="727" calcext:value-type="float">
            <text:p>727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15" calcext:value-type="float">
            <text:p>71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695" calcext:value-type="float">
            <text:p>695</text:p>
          </table:table-cell>
          <table:table-cell office:value-type="float" office:value="664" calcext:value-type="float">
            <text:p>664</text:p>
          </table:table-cell>
          <table:table-cell office:value-type="float" office:value="640" calcext:value-type="float">
            <text:p>640</text:p>
          </table:table-cell>
          <table:table-cell office:value-type="float" office:value="698" calcext:value-type="float">
            <text:p>698</text:p>
          </table:table-cell>
          <table:table-cell office:value-type="float" office:value="677" calcext:value-type="float">
            <text:p>677</text:p>
          </table:table-cell>
          <table:table-cell office:value-type="float" office:value="412" calcext:value-type="float">
            <text:p>412</text:p>
          </table:table-cell>
          <table:table-cell office:value-type="float" office:value="482" calcext:value-type="float">
            <text:p>482</text:p>
          </table:table-cell>
          <table:table-cell office:value-type="float" office:value="390" calcext:value-type="float">
            <text:p>39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72" calcext:value-type="float">
            <text:p>172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19" calcext:value-type="float">
            <text:p>1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44" calcext:value-type="float">
            <text:p>644</text:p>
          </table:table-cell>
          <table:table-cell office:value-type="float" office:value="434" calcext:value-type="float">
            <text:p>434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office:value-type="float" office:value="272" calcext:value-type="float">
            <text:p>272</text:p>
          </table:table-cell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office:value-type="float" office:value="720" calcext:value-type="float">
            <text:p>720</text:p>
          </table:table-cell>
          <table:table-cell office:value-type="float" office:value="716" calcext:value-type="float">
            <text:p>716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01" calcext:value-type="float">
            <text:p>60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7" office:value-type="float" office:value="744" calcext:value-type="float">
            <text:p>744</text:p>
          </table:table-cell>
          <table:table-cell office:value-type="float" office:value="739" calcext:value-type="float">
            <text:p>73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607" calcext:value-type="float">
            <text:p>607</text:p>
          </table:table-cell>
          <table:table-cell office:value-type="float" office:value="434" calcext:value-type="float">
            <text:p>43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35" calcext:value-type="float">
            <text:p>635</text:p>
          </table:table-cell>
          <table:table-cell office:value-type="float" office:value="337" calcext:value-type="float">
            <text:p>337</text:p>
          </table:table-cell>
          <table:table-cell office:value-type="float" office:value="582" calcext:value-type="float">
            <text:p>582</text:p>
          </table:table-cell>
          <table:table-cell office:value-type="float" office:value="617" calcext:value-type="float">
            <text:p>617</text:p>
          </table:table-cell>
          <table:table-cell office:value-type="float" office:value="564" calcext:value-type="float">
            <text:p>564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494" calcext:value-type="float">
            <text:p>494</text:p>
          </table:table-cell>
          <table:table-cell office:value-type="float" office:value="430" calcext:value-type="float">
            <text:p>430</text:p>
          </table:table-cell>
          <table:table-cell office:value-type="float" office:value="263" calcext:value-type="float">
            <text:p>2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04" calcext:value-type="float">
            <text:p>604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644" calcext:value-type="float">
            <text:p>644</text:p>
          </table:table-cell>
          <table:table-cell office:value-type="float" office:value="521" calcext:value-type="float">
            <text:p>52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19&quot;"/>
        </table:named-expressions>
      </table:table>
      <table:table table:name="nref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6" table:style-name="ce2" office:value-type="float" office:value="744" calcext:value-type="float">
            <text:p>744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7" table:style-name="ce2" office:value-type="float" office:value="672" calcext:value-type="float">
            <text:p>672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743" calcext:value-type="float">
            <text:p>743</text:p>
          </table:table-cell>
          <table:table-cell table:number-columns-repeated="2" table:style-name="ce2" office:value-type="float" office:value="741" calcext:value-type="float">
            <text:p>741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2" table:style-name="ce2" office:value-type="float" office:value="720" calcext:value-type="float">
            <text:p>72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2" table:style-name="ce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office:value-type="float" office:value="632" calcext:value-type="float">
            <text:p>632</text:p>
          </table:table-cell>
          <table:table-cell office:value-type="float" office:value="730" calcext:value-type="float">
            <text:p>730</text:p>
          </table:table-cell>
          <table:table-cell office:value-type="float" office:value="669" calcext:value-type="float">
            <text:p>669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float" office:value="266" calcext:value-type="float">
            <text:p>266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72" calcext:value-type="float">
            <text:p>672</text:p>
          </table:table-cell>
          <table:table-cell office:value-type="float" office:value="733" calcext:value-type="float">
            <text:p>733</text:p>
          </table:table-cell>
          <table:table-cell office:value-type="float" office:value="285" calcext:value-type="float">
            <text:p>285</text:p>
          </table:table-cell>
          <table:table-cell office:value-type="float" office:value="373" calcext:value-type="float">
            <text:p>373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722" calcext:value-type="float">
            <text:p>722</text:p>
          </table:table-cell>
          <table:table-cell office:value-type="float" office:value="624" calcext:value-type="float">
            <text:p>624</text:p>
          </table:table-cell>
          <table:table-cell office:value-type="float" office:value="697" calcext:value-type="float">
            <text:p>697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657" calcext:value-type="float">
            <text:p>657</text:p>
          </table:table-cell>
          <table:table-cell office:value-type="float" office:value="645" calcext:value-type="float">
            <text:p>645</text:p>
          </table:table-cell>
          <table:table-cell office:value-type="float" office:value="257" calcext:value-type="float">
            <text:p>25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6"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648" calcext:value-type="float">
            <text:p>648</text:p>
          </table:table-cell>
          <table:table-cell office:value-type="float" office:value="616" calcext:value-type="float">
            <text:p>61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18" calcext:value-type="float">
            <text:p>618</text:p>
          </table:table-cell>
          <table:table-cell office:value-type="float" office:value="713" calcext:value-type="float">
            <text:p>71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445" calcext:value-type="float">
            <text:p>445</text:p>
          </table:table-cell>
          <table:table-cell office:value-type="float" office:value="518" calcext:value-type="float">
            <text:p>518</text:p>
          </table:table-cell>
          <table:table-cell office:value-type="float" office:value="434" calcext:value-type="float">
            <text:p>43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90" calcext:value-type="float">
            <text:p>190</text:p>
          </table:table-cell>
          <table:table-cell office:value-type="float" office:value="338" calcext:value-type="float">
            <text:p>338</text:p>
          </table:table-cell>
          <table:table-cell office:value-type="float" office:value="373" calcext:value-type="float">
            <text:p>373</text:p>
          </table:table-cell>
          <table:table-cell office:value-type="float" office:value="569" calcext:value-type="float">
            <text:p>569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463" calcext:value-type="float">
            <text:p>463</text:p>
          </table:table-cell>
          <table:table-cell office:value-type="float" office:value="144" calcext:value-type="float">
            <text:p>144</text:p>
          </table:table-cell>
          <table:table-cell office:value-type="float" office:value="690" calcext:value-type="float">
            <text:p>690</text:p>
          </table:table-cell>
          <table:table-cell office:value-type="float" office:value="285" calcext:value-type="float">
            <text:p>285</text:p>
          </table:table-cell>
          <table:table-cell office:value-type="float" office:value="604" calcext:value-type="float">
            <text:p>60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office:value-type="float" office:value="704" calcext:value-type="float">
            <text:p>704</text:p>
          </table:table-cell>
          <table:table-cell office:value-type="float" office:value="609" calcext:value-type="float">
            <text:p>60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63" calcext:value-type="float">
            <text:p>663</text:p>
          </table:table-cell>
          <table:table-cell office:value-type="float" office:value="369" calcext:value-type="float">
            <text:p>369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office:value-type="float" office:value="583" calcext:value-type="float">
            <text:p>583</text:p>
          </table:table-cell>
          <table:table-cell office:value-type="float" office:value="316" calcext:value-type="float">
            <text:p>3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522" calcext:value-type="float">
            <text:p>522</text:p>
          </table:table-cell>
          <table:table-cell office:value-type="float" office:value="463" calcext:value-type="float">
            <text:p>463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722" calcext:value-type="float">
            <text:p>722</text:p>
          </table:table-cell>
          <table:table-cell office:value-type="float" office:value="624" calcext:value-type="float">
            <text:p>624</text:p>
          </table:table-cell>
          <table:table-cell office:value-type="float" office:value="697" calcext:value-type="float">
            <text:p>697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641" calcext:value-type="float">
            <text:p>641</text:p>
          </table:table-cell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6"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590" calcext:value-type="float">
            <text:p>590</text:p>
          </table:table-cell>
          <table:table-cell office:value-type="float" office:value="542" calcext:value-type="float">
            <text:p>54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1&quot;"/>
        </table:named-expressions>
      </table:table>
      <table:table table:name="nref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904" calcext:value-type="float">
            <text:p>904</text:p>
          </table:table-cell>
          <table:table-cell office:value-type="float" office:value="484" calcext:value-type="float">
            <text:p>48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float" office:value="153" calcext:value-type="float">
            <text:p>153</text:p>
          </table:table-cell>
          <table:table-cell office:value-type="float" office:value="389" calcext:value-type="float">
            <text:p>389</text:p>
          </table:table-cell>
          <table:table-cell office:value-type="float" office:value="438" calcext:value-type="float">
            <text:p>438</text:p>
          </table:table-cell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float" office:value="465" calcext:value-type="float">
            <text:p>465</text:p>
          </table:table-cell>
          <table:table-cell office:value-type="float" office:value="1447" calcext:value-type="float">
            <text:p>1447</text:p>
          </table:table-cell>
          <table:table-cell office:value-type="float" office:value="969" calcext:value-type="float">
            <text:p>96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436" calcext:value-type="float">
            <text:p>436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801" calcext:value-type="float">
            <text:p>801</text:p>
          </table:table-cell>
          <table:table-cell office:value-type="float" office:value="742" calcext:value-type="float">
            <text:p>74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6&quot;"/>
        </table:named-expressions>
      </table:table>
      <table:table table:name="nref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61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8&quot;"/>
        </table:named-expressions>
      </table:table>
      <table:table table:name="tefs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11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1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9.0</text:p>
          </table:table-cell>
          <table:table-cell table:number-columns-repeated="2" table:style-name="ce2" office:value-type="string" calcext:value-type="string">
            <text:p>9.6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2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11.4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17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15.1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5.7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15.3</text:p>
          </table:table-cell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20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16.9</text:p>
          </table:table-cell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23.6</text:p>
          </table:table-cell>
          <table:table-cell table:style-name="ce2" office:value-type="string" calcext:value-type="string">
            <text:p>2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18.8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25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string" calcext:value-type="string">
            <text:p>19.7</text:p>
          </table:table-cell>
          <table:table-cell table:style-name="ce2" office:value-type="string" calcext:value-type="string">
            <text:p>22.9</text:p>
          </table:table-cell>
          <table:table-cell table:style-name="ce2" office:value-type="string" calcext:value-type="string">
            <text:p>20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14.6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5.5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18.4</text:p>
          </table:table-cell>
          <table:table-cell table:style-name="ce2" office:value-type="string" calcext:value-type="string">
            <text:p>19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3.3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4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12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7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9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8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7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2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0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7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4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7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4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2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6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5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8.1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fs&quot;"/>
        </table:named-expressions>
      </table:table>
      <table:table table:name="tex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4.9</text:p>
          </table:table-cell>
          <table:table-cell office:value-type="string" calcext:value-type="string">
            <text:p>5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5.1</text:p>
          </table:table-cell>
          <table:table-cell office:value-type="string" calcext:value-type="string">
            <text:p>9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9.3</text:p>
          </table:table-cell>
          <table:table-cell office:value-type="string" calcext:value-type="string">
            <text:p>10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number-columns-repeated="2" table:style-name="ce2" office:value-type="string" calcext:value-type="string">
            <text:p>10.3</text:p>
          </table:table-cell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11.8</text:p>
          </table:table-cell>
          <table:table-cell table:style-name="ce2" office:value-type="string" calcext:value-type="string">
            <text:p>13.4</text:p>
          </table:table-cell>
          <table:table-cell office:value-type="string" calcext:value-type="string">
            <text:p>13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4.4</text:p>
          </table:table-cell>
          <table:table-cell table:style-name="ce2" office:value-type="string" calcext:value-type="string">
            <text:p>16.6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2.5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5.9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5.7</text:p>
          </table:table-cell>
          <table:table-cell table:style-name="ce2" office:value-type="string" calcext:value-type="string">
            <text:p>13.5</text:p>
          </table:table-cell>
          <table:table-cell office:value-type="string" calcext:value-type="string">
            <text:p>1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0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6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7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7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2" office:value-type="string" calcext:value-type="string">
            <text:p>8.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.8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.9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3.5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3.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1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0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2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3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2.7" calcext:value-type="float">
            <text:p>12.7</text:p>
          </table:table-cell>
          <table:table-cell office:value-type="float" office:value="13.2" calcext:value-type="float">
            <text:p>13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2.3" calcext:value-type="float">
            <text:p>12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13.8" calcext:value-type="float">
            <text:p>13.8</text:p>
          </table:table-cell>
          <table:table-cell office:value-type="float" office:value="12.4" calcext:value-type="float">
            <text:p>12.4</text:p>
          </table:table-cell>
          <table:table-cell office:value-type="float" office:value="5.5" calcext:value-type="float">
            <text:p>5.5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15.6" calcext:value-type="float">
            <text:p>15.6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8.1" calcext:value-type="float">
            <text:p>8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8.7" calcext:value-type="float">
            <text:p>8.7</text:p>
          </table:table-cell>
          <table:table-cell office:value-type="float" office:value="9.8" calcext:value-type="float">
            <text:p>9.8</text:p>
          </table:table-cell>
          <table:table-cell office:value-type="float" office:value="11.4" calcext:value-type="float">
            <text:p>11.4</text:p>
          </table:table-cell>
          <table:table-cell office:value-type="float" office:value="11.2" calcext:value-type="float">
            <text:p>11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11.8" calcext:value-type="float">
            <text:p>11.8</text:p>
          </table:table-cell>
          <table:table-cell office:value-type="float" office:value="10.3" calcext:value-type="float">
            <text:p>10.3</text:p>
          </table:table-cell>
          <table:table-cell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6.8" calcext:value-type="float">
            <text:p>6.8</text:p>
          </table:table-cell>
          <table:table-cell office:value-type="float" office:value="4.6" calcext:value-type="float">
            <text:p>4.6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14.5" calcext:value-type="float">
            <text:p>1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&quot;"/>
        </table:named-expressions>
      </table:table>
      <table:table table:name="textmoy_clim_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.5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7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9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29.5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29.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7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7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6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6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moy_clim_26&quot;"/>
        </table:named-expressions>
      </table:table>
      <table:table table:name="textmoy_clim_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30.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29.5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29.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2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0.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moy_clim_28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2T09:38:15.931721439</dc:date>
    <meta:editing-duration>PT14M16S</meta:editing-duration>
    <meta:editing-cycles>2</meta:editing-cycles>
    <meta:generator>LibreOffice/24.2.1.2$Linux_X86_64 LibreOffice_project/db4def46b0453cc22e2d0305797cf981b68ef5ac</meta:generator>
    <meta:document-statistic meta:table-count="16" meta:cell-count="8951" meta:object-count="0"/>
  </office:meta>
</office:document-meta>
</file>